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2.813cm"/>
    </style:style>
    <style:style style:name="co27" style:family="table-column">
      <style:table-column-properties fo:break-before="auto" style:column-width="1.452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1.752cm"/>
    </style:style>
    <style:style style:name="co35" style:family="table-column">
      <style:table-column-properties fo:break-before="auto" style:column-width="2.84cm"/>
    </style:style>
    <style:style style:name="co36" style:family="table-column">
      <style:table-column-properties fo:break-before="auto" style:column-width="2.649cm"/>
    </style:style>
    <style:style style:name="co37" style:family="table-column">
      <style:table-column-properties fo:break-before="auto" style:column-width="2.676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4" style:family="table-cell" style:parent-style-name="Default" style:data-style-name="N2">
      <style:table-cell-properties fo:border="0.74pt solid #000000"/>
      <style:text-properties fo:font-style="normal" style:font-style-asian="normal" style:font-style-complex="normal"/>
    </style:style>
    <style:style style:name="ce10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aggregated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table:formula="of:=IF([.X2]=0; &quot;con&quot;; &quot;opt&quot;)" office:value-type="string" office:string-value="con" calcext:value-type="string">
            <text:p>con</text:p>
          </table:table-cell>
          <table:table-cell table:formula="of:=SQRT([.E2]/3)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6.5313" calcext:value-type="float">
            <text:p>156.5313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978680.12" calcext:value-type="float">
            <text:p>11978680.12</text:p>
          </table:table-cell>
          <table:table-cell office:value-type="float" office:value="75321" calcext:value-type="float">
            <text:p>75321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1460472" calcext:value-type="float">
            <text:p>1460472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5.223" calcext:value-type="float">
            <text:p>25.223</text:p>
          </table:table-cell>
          <table:table-cell office:value-type="float" office:value="56.1467" calcext:value-type="float">
            <text:p>56.1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6469" calcext:value-type="float">
            <text:p>97.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368" calcext:value-type="float">
            <text:p>42.3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45" calcext:value-type="float">
            <text:p>2.4445</text:p>
          </table:table-cell>
          <table:table-cell office:value-type="float" office:value="0.6595" calcext:value-type="float">
            <text:p>0.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5386" calcext:value-type="float">
            <text:p>156.5386</text:p>
          </table:table-cell>
        </table:table-row>
        <table:table-row table:style-name="ro1">
          <table:table-cell table:formula="of:=IF([.X3]=0; &quot;con&quot;; &quot;opt&quot;)" office:value-type="string" office:string-value="con" calcext:value-type="string">
            <text:p>con</text:p>
          </table:table-cell>
          <table:table-cell table:formula="of:=SQRT([.E3]/3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4248201.26" calcext:value-type="float">
            <text:p>24248201.26</text:p>
          </table:table-cell>
          <table:table-cell office:value-type="float" office:value="75321" calcext:value-type="float">
            <text:p>75321</text:p>
          </table:table-cell>
          <table:table-cell office:value-type="float" office:value="642065" calcext:value-type="float">
            <text:p>642065</text:p>
          </table:table-cell>
          <table:table-cell office:value-type="float" office:value="731344" calcext:value-type="float">
            <text:p>73134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.9031" calcext:value-type="float">
            <text:p>4.9031</text:p>
          </table:table-cell>
          <table:table-cell office:value-type="float" office:value="24.051" calcext:value-type="float">
            <text:p>24.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3797" calcext:value-type="float">
            <text:p>44.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438" calcext:value-type="float">
            <text:p>28.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3" calcext:value-type="float">
            <text:p>2.2393</text:p>
          </table:table-cell>
          <table:table-cell office:value-type="float" office:value="1.3897" calcext:value-type="float">
            <text:p>1.3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3" calcext:value-type="float">
            <text:p>77.33</text:p>
          </table:table-cell>
        </table:table-row>
        <table:table-row table:style-name="ro1">
          <table:table-cell table:formula="of:=IF([.X4]=0; &quot;con&quot;; &quot;opt&quot;)" office:value-type="string" office:string-value="con" calcext:value-type="string">
            <text:p>con</text:p>
          </table:table-cell>
          <table:table-cell table:formula="of:=SQRT([.E4]/3)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0.8124" calcext:value-type="float">
            <text:p>40.812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5942821.04" calcext:value-type="float">
            <text:p>45942821.04</text:p>
          </table:table-cell>
          <table:table-cell office:value-type="float" office:value="75321" calcext:value-type="float">
            <text:p>75321</text:p>
          </table:table-cell>
          <table:table-cell office:value-type="float" office:value="322065" calcext:value-type="float">
            <text:p>322065</text:p>
          </table:table-cell>
          <table:table-cell office:value-type="float" office:value="366780" calcext:value-type="float">
            <text:p>36678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.2475" calcext:value-type="float">
            <text:p>3.2475</text:p>
          </table:table-cell>
          <table:table-cell office:value-type="float" office:value="10.1313" calcext:value-type="float">
            <text:p>10.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5633" calcext:value-type="float">
            <text:p>20.5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238" calcext:value-type="float">
            <text:p>18.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7" calcext:value-type="float">
            <text:p>2.1857</text:p>
          </table:table-cell>
          <table:table-cell office:value-type="float" office:value="1.6473" calcext:value-type="float">
            <text:p>1.6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14" calcext:value-type="float">
            <text:p>40.814</text:p>
          </table:table-cell>
        </table:table-row>
        <table:table-row table:style-name="ro1">
          <table:table-cell table:formula="of:=IF([.X5]=0; &quot;con&quot;; &quot;opt&quot;)" office:value-type="string" office:string-value="con" calcext:value-type="string">
            <text:p>con</text:p>
          </table:table-cell>
          <table:table-cell table:formula="of:=SQRT([.E5]/3)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3.5526" calcext:value-type="float">
            <text:p>23.552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79610526.98" calcext:value-type="float">
            <text:p>79610526.98</text:p>
          </table:table-cell>
          <table:table-cell office:value-type="float" office:value="75321" calcext:value-type="float">
            <text:p>75321</text:p>
          </table:table-cell>
          <table:table-cell office:value-type="float" office:value="162065" calcext:value-type="float">
            <text:p>162065</text:p>
          </table:table-cell>
          <table:table-cell office:value-type="float" office:value="184498" calcext:value-type="float">
            <text:p>18449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0.5703" calcext:value-type="float">
            <text:p>20.5703</text:p>
          </table:table-cell>
          <table:table-cell office:value-type="float" office:value="4.3721" calcext:value-type="float">
            <text:p>4.3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881" calcext:value-type="float">
            <text:p>10.0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29" calcext:value-type="float">
            <text:p>14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77" calcext:value-type="float">
            <text:p>2.3177</text:p>
          </table:table-cell>
          <table:table-cell office:value-type="float" office:value="1.6806" calcext:value-type="float">
            <text:p>1.6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537" calcext:value-type="float">
            <text:p>23.5537</text:p>
          </table:table-cell>
        </table:table-row>
        <table:table-row table:style-name="ro1">
          <table:table-cell table:formula="of:=IF([.X6]=0; &quot;con&quot;; &quot;opt&quot;)" office:value-type="string" office:string-value="con" calcext:value-type="string">
            <text:p>con</text:p>
          </table:table-cell>
          <table:table-cell table:formula="of:=SQRT([.E6]/3)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.1153" calcext:value-type="float">
            <text:p>18.1153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3506011.23" calcext:value-type="float">
            <text:p>103506011.23</text:p>
          </table:table-cell>
          <table:table-cell office:value-type="float" office:value="75321" calcext:value-type="float">
            <text:p>75321</text:p>
          </table:table-cell>
          <table:table-cell office:value-type="float" office:value="82065" calcext:value-type="float">
            <text:p>82065</text:p>
          </table:table-cell>
          <table:table-cell office:value-type="float" office:value="93357" calcext:value-type="float">
            <text:p>9335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6952" calcext:value-type="float">
            <text:p>7.6952</text:p>
          </table:table-cell>
          <table:table-cell office:value-type="float" office:value="1.8598" calcext:value-type="float">
            <text:p>1.8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12" calcext:value-type="float">
            <text:p>5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53" calcext:value-type="float">
            <text:p>13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85" calcext:value-type="float">
            <text:p>2.8085</text:p>
          </table:table-cell>
          <table:table-cell office:value-type="float" office:value="1.7437" calcext:value-type="float">
            <text:p>1.7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164" calcext:value-type="float">
            <text:p>18.1164</text:p>
          </table:table-cell>
        </table:table-row>
        <table:table-row table:style-name="ro1">
          <table:table-cell table:formula="of:=IF([.X7]=0; &quot;con&quot;; &quot;opt&quot;)" office:value-type="string" office:string-value="con" calcext:value-type="string">
            <text:p>con</text:p>
          </table:table-cell>
          <table:table-cell table:formula="of:=SQRT([.E7]/3)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2049" calcext:value-type="float">
            <text:p>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.4998" calcext:value-type="float">
            <text:p>13.4998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8893814.65" calcext:value-type="float">
            <text:p>138893814.65</text:p>
          </table:table-cell>
          <table:table-cell office:value-type="float" office:value="75321" calcext:value-type="float">
            <text:p>75321</text:p>
          </table:table-cell>
          <table:table-cell office:value-type="float" office:value="42065" calcext:value-type="float">
            <text:p>42065</text:p>
          </table:table-cell>
          <table:table-cell office:value-type="float" office:value="47787" calcext:value-type="float">
            <text:p>4778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5.2655" calcext:value-type="float">
            <text:p>5.2655</text:p>
          </table:table-cell>
          <table:table-cell office:value-type="float" office:value="0.9347" calcext:value-type="float">
            <text:p>0.9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508" calcext:value-type="float">
            <text:p>3.4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504" calcext:value-type="float">
            <text:p>10.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59" calcext:value-type="float">
            <text:p>4.1859</text:p>
          </table:table-cell>
          <table:table-cell office:value-type="float" office:value="2.0849" calcext:value-type="float">
            <text:p>2.0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007" calcext:value-type="float">
            <text:p>13.5007</text:p>
          </table:table-cell>
        </table:table-row>
        <table:table-row table:style-name="ro1">
          <table:table-cell table:formula="of:=IF([.X8]=0; &quot;con&quot;; &quot;opt&quot;)" office:value-type="string" office:string-value="opt" calcext:value-type="string">
            <text:p>opt</text:p>
          </table:table-cell>
          <table:table-cell table:formula="of:=SQRT([.E8]/3)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9729" calcext:value-type="float">
            <text:p>3297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.4014" calcext:value-type="float">
            <text:p>165.4014</text:p>
          </table:table-cell>
          <table:table-cell office:value-type="float" office:value="1875038814" calcext:value-type="float">
            <text:p>187503881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336296.07" calcext:value-type="float">
            <text:p>11336296.07</text:p>
          </table:table-cell>
          <table:table-cell office:value-type="float" office:value="75321" calcext:value-type="float">
            <text:p>75321</text:p>
          </table:table-cell>
          <table:table-cell office:value-type="float" office:value="329745" calcext:value-type="float">
            <text:p>329745</text:p>
          </table:table-cell>
          <table:table-cell office:value-type="float" office:value="545319" calcext:value-type="float">
            <text:p>54531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8485" calcext:value-type="float">
            <text:p>6.8485</text:p>
          </table:table-cell>
          <table:table-cell office:value-type="float" office:value="56.579" calcext:value-type="float">
            <text:p>56.579</text:p>
          </table:table-cell>
          <table:table-cell office:value-type="float" office:value="0.7384" calcext:value-type="float">
            <text:p>0.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967" calcext:value-type="float">
            <text:p>99.4967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3.235" calcext:value-type="float">
            <text:p>43.235</text:p>
          </table:table-cell>
          <table:table-cell office:value-type="float" office:value="13.3594" calcext:value-type="float">
            <text:p>13.3594</text:p>
          </table:table-cell>
          <table:table-cell office:value-type="float" office:value="0" calcext:value-type="float">
            <text:p>0</text:p>
          </table:table-cell>
          <table:table-cell office:value-type="float" office:value="4.124" calcext:value-type="float">
            <text:p>4.124</text:p>
          </table:table-cell>
          <table:table-cell office:value-type="float" office:value="0.6902" calcext:value-type="float">
            <text:p>0.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4091" calcext:value-type="float">
            <text:p>165.4091</text:p>
          </table:table-cell>
        </table:table-row>
        <table:table-row table:style-name="ro1">
          <table:table-cell table:formula="of:=IF([.X9]=0; &quot;con&quot;; &quot;opt&quot;)" office:value-type="string" office:string-value="opt" calcext:value-type="string">
            <text:p>opt</text:p>
          </table:table-cell>
          <table:table-cell table:formula="of:=SQRT([.E9]/3)"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1.232" calcext:value-type="float">
            <text:p>81.232</text:p>
          </table:table-cell>
          <table:table-cell office:value-type="float" office:value="1875039282" calcext:value-type="float">
            <text:p>187503928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3082512.43" calcext:value-type="float">
            <text:p>23082512.43</text:p>
          </table:table-cell>
          <table:table-cell office:value-type="float" office:value="75321" calcext:value-type="float">
            <text:p>75321</text:p>
          </table:table-cell>
          <table:table-cell office:value-type="float" office:value="165905" calcext:value-type="float">
            <text:p>165905</text:p>
          </table:table-cell>
          <table:table-cell office:value-type="float" office:value="310951" calcext:value-type="float">
            <text:p>31095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.9988" calcext:value-type="float">
            <text:p>3.9988</text:p>
          </table:table-cell>
          <table:table-cell office:value-type="float" office:value="24.3997" calcext:value-type="float">
            <text:p>24.3997</text:p>
          </table:table-cell>
          <table:table-cell office:value-type="float" office:value="0.5954" calcext:value-type="float">
            <text:p>0.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819" calcext:value-type="float">
            <text:p>45.1819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29.3011" calcext:value-type="float">
            <text:p>29.3011</text:p>
          </table:table-cell>
          <table:table-cell office:value-type="float" office:value="6.3369" calcext:value-type="float">
            <text:p>6.33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1117" calcext:value-type="float">
            <text:p>3.1117</text:p>
          </table:table-cell>
          <table:table-cell office:value-type="float" office:value="1.2138" calcext:value-type="float">
            <text:p>1.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352" calcext:value-type="float">
            <text:p>81.2352</text:p>
          </table:table-cell>
        </table:table-row>
        <table:table-row table:style-name="ro1">
          <table:table-cell table:formula="of:=IF([.X10]=0; &quot;con&quot;; &quot;opt&quot;)" office:value-type="string" office:string-value="opt" calcext:value-type="string">
            <text:p>opt</text:p>
          </table:table-cell>
          <table:table-cell table:formula="of:=SQRT([.E10]/3)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3969" calcext:value-type="float">
            <text:p>839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0.5295" calcext:value-type="float">
            <text:p>40.5295</text:p>
          </table:table-cell>
          <table:table-cell office:value-type="float" office:value="1875042135" calcext:value-type="float">
            <text:p>1875042135</text:p>
          </table:table-cell>
          <table:table-cell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6263590.7" calcext:value-type="float">
            <text:p>46263590.7</text:p>
          </table:table-cell>
          <table:table-cell office:value-type="float" office:value="75321" calcext:value-type="float">
            <text:p>75321</text:p>
          </table:table-cell>
          <table:table-cell office:value-type="float" office:value="83985" calcext:value-type="float">
            <text:p>83985</text:p>
          </table:table-cell>
          <table:table-cell office:value-type="float" office:value="193767" calcext:value-type="float">
            <text:p>193767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.3007" calcext:value-type="float">
            <text:p>3.3007</text:p>
          </table:table-cell>
          <table:table-cell office:value-type="float" office:value="10.2385" calcext:value-type="float">
            <text:p>10.2385</text:p>
          </table:table-cell>
          <table:table-cell office:value-type="float" office:value="0.442" calcext:value-type="float">
            <text:p>0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956" calcext:value-type="float">
            <text:p>20.39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18.4521" calcext:value-type="float">
            <text:p>18.4521</text:p>
          </table:table-cell>
          <table:table-cell office:value-type="float" office:value="2.829" calcext:value-type="float">
            <text:p>2.8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.6131" calcext:value-type="float">
            <text:p>2.6131</text:p>
          </table:table-cell>
          <table:table-cell office:value-type="float" office:value="1.3711" calcext:value-type="float">
            <text:p>1.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31" calcext:value-type="float">
            <text:p>40.531</text:p>
          </table:table-cell>
        </table:table-row>
        <table:table-row table:style-name="ro1">
          <table:table-cell table:formula="of:=IF([.X11]=0; &quot;con&quot;; &quot;opt&quot;)" office:value-type="string" office:string-value="opt" calcext:value-type="string">
            <text:p>opt</text:p>
          </table:table-cell>
          <table:table-cell table:formula="of:=SQRT([.E11]/3)"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3009" calcext:value-type="float">
            <text:p>430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1.4306" calcext:value-type="float">
            <text:p>21.4306</text:p>
          </table:table-cell>
          <table:table-cell office:value-type="float" office:value="1875060082" calcext:value-type="float">
            <text:p>1875060082</text:p>
          </table:table-cell>
          <table:table-cell office:value-type="float" office:value="0" calcext:value-type="float">
            <text:p>0</text:p>
          </table:table-cell>
          <table:table-cell office:value-type="float" office:value="21363" calcext:value-type="float">
            <text:p>213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14422" calcext:value-type="float">
            <text:p>14422</text:p>
          </table:table-cell>
          <table:table-cell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87493393.52" calcext:value-type="float">
            <text:p>87493393.52</text:p>
          </table:table-cell>
          <table:table-cell office:value-type="float" office:value="75321" calcext:value-type="float">
            <text:p>75321</text:p>
          </table:table-cell>
          <table:table-cell office:value-type="float" office:value="43025" calcext:value-type="float">
            <text:p>43025</text:p>
          </table:table-cell>
          <table:table-cell office:value-type="float" office:value="135175" calcext:value-type="float">
            <text:p>13517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0.4689" calcext:value-type="float">
            <text:p>20.4689</text:p>
          </table:table-cell>
          <table:table-cell office:value-type="float" office:value="4.3255" calcext:value-type="float">
            <text:p>4.3255</text:p>
          </table:table-cell>
          <table:table-cell office:value-type="float" office:value="0.3468" calcext:value-type="float">
            <text:p>0.3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18" calcext:value-type="float">
            <text:p>9.361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12.6262" calcext:value-type="float">
            <text:p>12.6262</text:p>
          </table:table-cell>
          <table:table-cell office:value-type="float" office:value="1.2596" calcext:value-type="float">
            <text:p>1.259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.5539" calcext:value-type="float">
            <text:p>2.5539</text:p>
          </table:table-cell>
          <table:table-cell office:value-type="float" office:value="1.2136" calcext:value-type="float">
            <text:p>1.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316" calcext:value-type="float">
            <text:p>21.4316</text:p>
          </table:table-cell>
        </table:table-row>
        <table:table-row table:style-name="ro1">
          <table:table-cell table:formula="of:=IF([.X12]=0; &quot;con&quot;; &quot;opt&quot;)" office:value-type="string" office:string-value="opt" calcext:value-type="string">
            <text:p>opt</text:p>
          </table:table-cell>
          <table:table-cell table:formula="of:=SQRT([.E12]/3)"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2529" calcext:value-type="float">
            <text:p>225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.9817" calcext:value-type="float">
            <text:p>13.9817</text:p>
          </table:table-cell>
          <table:table-cell office:value-type="float" office:value="1875207872" calcext:value-type="float">
            <text:p>1875207872</text:p>
          </table:table-cell>
          <table:table-cell office:value-type="float" office:value="0" calcext:value-type="float">
            <text:p>0</text:p>
          </table:table-cell>
          <table:table-cell office:value-type="float" office:value="169153" calcext:value-type="float">
            <text:p>169153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2" office:value-type="float" office:value="115669" calcext:value-type="float">
            <text:p>115669</text:p>
          </table:table-cell>
          <table:table-cell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4107094" calcext:value-type="float">
            <text:p>134107094</text:p>
          </table:table-cell>
          <table:table-cell office:value-type="float" office:value="75321" calcext:value-type="float">
            <text:p>75321</text:p>
          </table:table-cell>
          <table:table-cell office:value-type="float" office:value="22545" calcext:value-type="float">
            <text:p>22545</text:p>
          </table:table-cell>
          <table:table-cell office:value-type="float" office:value="105879" calcext:value-type="float">
            <text:p>105879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.3367" calcext:value-type="float">
            <text:p>8.3367</text:p>
          </table:table-cell>
          <table:table-cell office:value-type="float" office:value="1.9193" calcext:value-type="float">
            <text:p>1.9193</text:p>
          </table:table-cell>
          <table:table-cell office:value-type="float" office:value="0.2705" calcext:value-type="float">
            <text:p>0.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98" calcext:value-type="float">
            <text:p>4.729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10.3449" calcext:value-type="float">
            <text:p>10.3449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3.1138" calcext:value-type="float">
            <text:p>3.1138</text:p>
          </table:table-cell>
          <table:table-cell office:value-type="float" office:value="1.302" calcext:value-type="float">
            <text:p>1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826" calcext:value-type="float">
            <text:p>13.9826</text:p>
          </table:table-cell>
        </table:table-row>
        <table:table-row table:style-name="ro1">
          <table:table-cell table:formula="of:=IF([.X13]=0; &quot;con&quot;; &quot;opt&quot;)" office:value-type="string" office:string-value="opt" calcext:value-type="string">
            <text:p>opt</text:p>
          </table:table-cell>
          <table:table-cell table:formula="of:=SQRT([.E13]/3)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289" calcext:value-type="float">
            <text:p>122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4.7115" calcext:value-type="float">
            <text:p>14.7115</text:p>
          </table:table-cell>
          <table:table-cell office:value-type="float" office:value="1876613086" calcext:value-type="float">
            <text:p>1876613086</text:p>
          </table:table-cell>
          <table:table-cell office:value-type="float" office:value="0" calcext:value-type="float">
            <text:p>0</text:p>
          </table:table-cell>
          <table:table-cell office:value-type="float" office:value="1574367" calcext:value-type="float">
            <text:p>1574367</text:p>
          </table:table-cell>
          <table:table-cell office:value-type="float" office:value="0" calcext:value-type="float">
            <text:p>0</text:p>
          </table:table-cell>
          <table:table-cell office:value-type="float" office:value="99.92" calcext:value-type="float">
            <text:p>9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2" office:value-type="float" office:value="1062148" calcext:value-type="float">
            <text:p>1062148</text:p>
          </table:table-cell>
          <table:table-cell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27454274.7" calcext:value-type="float">
            <text:p>127454274.7</text:p>
          </table:table-cell>
          <table:table-cell office:value-type="float" office:value="75321" calcext:value-type="float">
            <text:p>75321</text:p>
          </table:table-cell>
          <table:table-cell office:value-type="float" office:value="12305" calcext:value-type="float">
            <text:p>12305</text:p>
          </table:table-cell>
          <table:table-cell office:value-type="float" office:value="91231" calcext:value-type="float">
            <text:p>91231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.5841" calcext:value-type="float">
            <text:p>1.5841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2588" calcext:value-type="float">
            <text:p>0.2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54" calcext:value-type="float">
            <text:p>2.765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13.3866" calcext:value-type="float">
            <text:p>13.3866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014" calcext:value-type="float">
            <text:p>0.014</text:p>
          </table:table-cell>
          <table:table-cell office:value-type="float" office:value="4.2377" calcext:value-type="float">
            <text:p>4.2377</text:p>
          </table:table-cell>
          <table:table-cell office:value-type="float" office:value="1.3974" calcext:value-type="float">
            <text:p>1.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24" calcext:value-type="float">
            <text:p>14.7124</text:p>
          </table:table-cell>
        </table:table-row>
        <table:table-row table:style-name="ro1">
          <table:table-cell table:formula="of:=IF([.X14]=0; &quot;con&quot;; &quot;opt&quot;)" office:value-type="string" office:string-value="con" calcext:value-type="string">
            <text:p>con</text:p>
          </table:table-cell>
          <table:table-cell table:formula="of:=SQRT([.E14]/3)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27.4369" calcext:value-type="float">
            <text:p>727.4369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77760" calcext:value-type="float">
            <text:p>47377760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99" calcext:value-type="float">
            <text:p>6299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10360128.1" calcext:value-type="float">
            <text:p>10360128.1</text:p>
          </table:table-cell>
          <table:table-cell office:value-type="float" office:value="299554" calcext:value-type="float">
            <text:p>299554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3175240" calcext:value-type="float">
            <text:p>317524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7377760" calcext:value-type="float">
            <text:p>4737776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4.1396" calcext:value-type="float">
            <text:p>34.1396</text:p>
          </table:table-cell>
          <table:table-cell office:value-type="float" office:value="340.3251" calcext:value-type="float">
            <text:p>340.3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.6825" calcext:value-type="float">
            <text:p>518.6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2741" calcext:value-type="float">
            <text:p>117.2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308" calcext:value-type="float">
            <text:p>5.5308</text:p>
          </table:table-cell>
          <table:table-cell office:value-type="float" office:value="1.3484" calcext:value-type="float">
            <text:p>1.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.4709" calcext:value-type="float">
            <text:p>727.4709</text:p>
          </table:table-cell>
        </table:table-row>
        <table:table-row table:style-name="ro1">
          <table:table-cell table:formula="of:=IF([.X15]=0; &quot;con&quot;; &quot;opt&quot;)" office:value-type="string" office:string-value="con" calcext:value-type="string">
            <text:p>con</text:p>
          </table:table-cell>
          <table:table-cell table:formula="of:=SQRT([.E15]/3)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46.9663" calcext:value-type="float">
            <text:p>346.9663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33" calcext:value-type="float">
            <text:p>4933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1720667.53" calcext:value-type="float">
            <text:p>21720667.53</text:p>
          </table:table-cell>
          <table:table-cell office:value-type="float" office:value="299554" calcext:value-type="float">
            <text:p>29955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1588728" calcext:value-type="float">
            <text:p>158872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5.2204" calcext:value-type="float">
            <text:p>15.2204</text:p>
          </table:table-cell>
          <table:table-cell office:value-type="float" office:value="143.6273" calcext:value-type="float">
            <text:p>143.6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2034" calcext:value-type="float">
            <text:p>231.2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46" calcext:value-type="float">
            <text:p>89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531" calcext:value-type="float">
            <text:p>5.1531</text:p>
          </table:table-cell>
          <table:table-cell office:value-type="float" office:value="2.8106" calcext:value-type="float">
            <text:p>2.8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9802" calcext:value-type="float">
            <text:p>346.9802</text:p>
          </table:table-cell>
        </table:table-row>
        <table:table-row table:style-name="ro1">
          <table:table-cell table:formula="of:=IF([.X16]=0; &quot;con&quot;; &quot;opt&quot;)" office:value-type="string" office:string-value="con" calcext:value-type="string">
            <text:p>con</text:p>
          </table:table-cell>
          <table:table-cell table:formula="of:=SQRT([.E16]/3)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4624" calcext:value-type="float">
            <text:p>166.4624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96320" calcext:value-type="float">
            <text:p>195196320</text:p>
          </table:table-cell>
          <table:table-cell office:value-type="float" office:value="2.59" calcext:value-type="float">
            <text:p>2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45273533.69" calcext:value-type="float">
            <text:p>45273533.69</text:p>
          </table:table-cell>
          <table:table-cell office:value-type="float" office:value="299554" calcext:value-type="float">
            <text:p>299554</text:p>
          </table:table-cell>
          <table:table-cell office:value-type="float" office:value="642065" calcext:value-type="float">
            <text:p>642065</text:p>
          </table:table-cell>
          <table:table-cell office:value-type="float" office:value="795472" calcext:value-type="float">
            <text:p>795472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195196320" calcext:value-type="float">
            <text:p>1951963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2.3201" calcext:value-type="float">
            <text:p>22.3201</text:p>
          </table:table-cell>
          <table:table-cell office:value-type="float" office:value="58.4996" calcext:value-type="float">
            <text:p>58.4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7088" calcext:value-type="float">
            <text:p>100.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067" calcext:value-type="float">
            <text:p>55.2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97" calcext:value-type="float">
            <text:p>4.6297</text:p>
          </table:table-cell>
          <table:table-cell office:value-type="float" office:value="2.8174" calcext:value-type="float">
            <text:p>2.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4689" calcext:value-type="float">
            <text:p>166.4689</text:p>
          </table:table-cell>
        </table:table-row>
        <table:table-row table:style-name="ro1">
          <table:table-cell table:formula="of:=IF([.X17]=0; &quot;con&quot;; &quot;opt&quot;)" office:value-type="string" office:string-value="con" calcext:value-type="string">
            <text:p>con</text:p>
          </table:table-cell>
          <table:table-cell table:formula="of:=SQRT([.E17]/3)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7.3466" calcext:value-type="float">
            <text:p>87.3466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04342" calcext:value-type="float">
            <text:p>390704342</text:p>
          </table:table-cell>
          <table:table-cell office:value-type="float" office:value="5.18" calcext:value-type="float">
            <text:p>5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86280905.28" calcext:value-type="float">
            <text:p>86280905.28</text:p>
          </table:table-cell>
          <table:table-cell office:value-type="float" office:value="299554" calcext:value-type="float">
            <text:p>299554</text:p>
          </table:table-cell>
          <table:table-cell office:value-type="float" office:value="322065" calcext:value-type="float">
            <text:p>322065</text:p>
          </table:table-cell>
          <table:table-cell office:value-type="float" office:value="398844" calcext:value-type="float">
            <text:p>39884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90704342" calcext:value-type="float">
            <text:p>39070434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2.3298" calcext:value-type="float">
            <text:p>22.3298</text:p>
          </table:table-cell>
          <table:table-cell office:value-type="float" office:value="25.0411" calcext:value-type="float">
            <text:p>25.0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6185" calcext:value-type="float">
            <text:p>46.6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332" calcext:value-type="float">
            <text:p>39.9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227" calcext:value-type="float">
            <text:p>5.0227</text:p>
          </table:table-cell>
          <table:table-cell office:value-type="float" office:value="3.581" calcext:value-type="float">
            <text:p>3.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3504" calcext:value-type="float">
            <text:p>87.3504</text:p>
          </table:table-cell>
        </table:table-row>
        <table:table-row table:style-name="ro1">
          <table:table-cell table:formula="of:=IF([.X18]=0; &quot;con&quot;; &quot;opt&quot;)" office:value-type="string" office:string-value="con" calcext:value-type="string">
            <text:p>con</text:p>
          </table:table-cell>
          <table:table-cell table:formula="of:=SQRT([.E18]/3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3.3631" calcext:value-type="float">
            <text:p>53.3631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700214" calcext:value-type="float">
            <text:p>783700214</text:p>
          </table:table-cell>
          <table:table-cell office:value-type="float" office:value="10.4" calcext:value-type="float">
            <text:p>1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141227623.9" calcext:value-type="float">
            <text:p>141227623.9</text:p>
          </table:table-cell>
          <table:table-cell office:value-type="float" office:value="299554" calcext:value-type="float">
            <text:p>299554</text:p>
          </table:table-cell>
          <table:table-cell office:value-type="float" office:value="162065" calcext:value-type="float">
            <text:p>162065</text:p>
          </table:table-cell>
          <table:table-cell office:value-type="float" office:value="200530" calcext:value-type="float">
            <text:p>2005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83700214" calcext:value-type="float">
            <text:p>78370021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9.3132" calcext:value-type="float">
            <text:p>9.3132</text:p>
          </table:table-cell>
          <table:table-cell office:value-type="float" office:value="10.6077" calcext:value-type="float">
            <text:p>10.6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228" calcext:value-type="float">
            <text:p>22.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265" calcext:value-type="float">
            <text:p>32.6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833" calcext:value-type="float">
            <text:p>6.2833</text:p>
          </table:table-cell>
          <table:table-cell office:value-type="float" office:value="3.5899" calcext:value-type="float">
            <text:p>3.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665" calcext:value-type="float">
            <text:p>53.3665</text:p>
          </table:table-cell>
        </table:table-row>
        <table:table-row table:style-name="ro1">
          <table:table-cell table:formula="of:=IF([.X19]=0; &quot;con&quot;; &quot;opt&quot;)" office:value-type="string" office:string-value="con" calcext:value-type="string">
            <text:p>con</text:p>
          </table:table-cell>
          <table:table-cell table:formula="of:=SQRT([.E19]/3)"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8.7285" calcext:value-type="float">
            <text:p>38.7285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879062" calcext:value-type="float">
            <text:p>1568879062</text:p>
          </table:table-cell>
          <table:table-cell office:value-type="float" office:value="20.82" calcext:value-type="float">
            <text:p>2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194594065.66" calcext:value-type="float">
            <text:p>194594065.66</text:p>
          </table:table-cell>
          <table:table-cell office:value-type="float" office:value="299554" calcext:value-type="float">
            <text:p>299554</text:p>
          </table:table-cell>
          <table:table-cell office:value-type="float" office:value="82065" calcext:value-type="float">
            <text:p>82065</text:p>
          </table:table-cell>
          <table:table-cell office:value-type="float" office:value="101373" calcext:value-type="float">
            <text:p>10137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568879062" calcext:value-type="float">
            <text:p>156887906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.5131" calcext:value-type="float">
            <text:p>2.5131</text:p>
          </table:table-cell>
          <table:table-cell office:value-type="float" office:value="4.6126" calcext:value-type="float">
            <text:p>4.6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667" calcext:value-type="float">
            <text:p>12.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829" calcext:value-type="float">
            <text:p>26.8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858" calcext:value-type="float">
            <text:p>7.8858</text:p>
          </table:table-cell>
          <table:table-cell office:value-type="float" office:value="4.2424" calcext:value-type="float">
            <text:p>4.2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31" calcext:value-type="float">
            <text:p>38.731</text:p>
          </table:table-cell>
        </table:table-row>
        <table:table-row table:style-name="ro1">
          <table:table-cell table:formula="of:=IF([.X20]=0; &quot;con&quot;; &quot;opt&quot;)" office:value-type="string" office:string-value="opt" calcext:value-type="string">
            <text:p>opt</text:p>
          </table:table-cell>
          <table:table-cell table:formula="of:=SQRT([.E20]/3)"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312769" calcext:value-type="float">
            <text:p>13127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60.6619" calcext:value-type="float">
            <text:p>760.6619</text:p>
          </table:table-cell>
          <table:table-cell office:value-type="float" office:value="7536339615" calcext:value-type="float">
            <text:p>75363396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77760" calcext:value-type="float">
            <text:p>47377760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9907607.12" calcext:value-type="float">
            <text:p>9907607.12</text:p>
          </table:table-cell>
          <table:table-cell office:value-type="float" office:value="299554" calcext:value-type="float">
            <text:p>299554</text:p>
          </table:table-cell>
          <table:table-cell office:value-type="float" office:value="1312785" calcext:value-type="float">
            <text:p>1312785</text:p>
          </table:table-cell>
          <table:table-cell office:value-type="float" office:value="1951527" calcext:value-type="float">
            <text:p>1951527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47377760" calcext:value-type="float">
            <text:p>4737776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6.8517" calcext:value-type="float">
            <text:p>26.8517</text:p>
          </table:table-cell>
          <table:table-cell office:value-type="float" office:value="335.303" calcext:value-type="float">
            <text:p>335.303</text:p>
          </table:table-cell>
          <table:table-cell office:value-type="float" office:value="2.327" calcext:value-type="float">
            <text:p>2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.5223" calcext:value-type="float">
            <text:p>518.5223</text:p>
          </table:table-cell>
          <table:table-cell office:value-type="float" office:value="0.2099" calcext:value-type="float">
            <text:p>0.2099</text:p>
          </table:table-cell>
          <table:table-cell office:value-type="float" office:value="0" calcext:value-type="float">
            <text:p>0</text:p>
          </table:table-cell>
          <table:table-cell office:value-type="float" office:value="117.8431" calcext:value-type="float">
            <text:p>117.8431</text:p>
          </table:table-cell>
          <table:table-cell office:value-type="float" office:value="58.6017" calcext:value-type="float">
            <text:p>58.6017</text:p>
          </table:table-cell>
          <table:table-cell office:value-type="float" office:value="0" calcext:value-type="float">
            <text:p>0</text:p>
          </table:table-cell>
          <table:table-cell office:value-type="float" office:value="13.8972" calcext:value-type="float">
            <text:p>13.8972</text:p>
          </table:table-cell>
          <table:table-cell office:value-type="float" office:value="1.3982" calcext:value-type="float">
            <text:p>1.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.6974" calcext:value-type="float">
            <text:p>760.6974</text:p>
          </table:table-cell>
        </table:table-row>
        <table:table-row table:style-name="ro1">
          <table:table-cell table:formula="of:=IF([.X21]=0; &quot;con&quot;; &quot;opt&quot;)" office:value-type="string" office:string-value="opt" calcext:value-type="string">
            <text:p>opt</text:p>
          </table:table-cell>
          <table:table-cell table:formula="of:=SQRT([.E21]/3)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63.9712" calcext:value-type="float">
            <text:p>363.9712</text:p>
          </table:table-cell>
          <table:table-cell office:value-type="float" office:value="7536339724" calcext:value-type="float">
            <text:p>753633972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0705869.3" calcext:value-type="float">
            <text:p>20705869.3</text:p>
          </table:table-cell>
          <table:table-cell office:value-type="float" office:value="299554" calcext:value-type="float">
            <text:p>299554</text:p>
          </table:table-cell>
          <table:table-cell office:value-type="float" office:value="657425" calcext:value-type="float">
            <text:p>657425</text:p>
          </table:table-cell>
          <table:table-cell office:value-type="float" office:value="1014055" calcext:value-type="float">
            <text:p>101405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7.4915" calcext:value-type="float">
            <text:p>27.4915</text:p>
          </table:table-cell>
          <table:table-cell office:value-type="float" office:value="141.3479" calcext:value-type="float">
            <text:p>141.3479</text:p>
          </table:table-cell>
          <table:table-cell office:value-type="float" office:value="1.9488" calcext:value-type="float">
            <text:p>1.9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0.1076" calcext:value-type="float">
            <text:p>0.1076</text:p>
          </table:table-cell>
          <table:table-cell office:value-type="float" office:value="0" calcext:value-type="float">
            <text:p>0</text:p>
          </table:table-cell>
          <table:table-cell office:value-type="float" office:value="91.022" calcext:value-type="float">
            <text:p>91.022</text:p>
          </table:table-cell>
          <table:table-cell office:value-type="float" office:value="29.0633" calcext:value-type="float">
            <text:p>29.0633</text:p>
          </table:table-cell>
          <table:table-cell office:value-type="float" office:value="0" calcext:value-type="float">
            <text:p>0</text:p>
          </table:table-cell>
          <table:table-cell office:value-type="float" office:value="9.4899" calcext:value-type="float">
            <text:p>9.4899</text:p>
          </table:table-cell>
          <table:table-cell office:value-type="float" office:value="2.2616" calcext:value-type="float">
            <text:p>2.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9857" calcext:value-type="float">
            <text:p>363.9857</text:p>
          </table:table-cell>
        </table:table-row>
        <table:table-row table:style-name="ro1">
          <table:table-cell table:formula="of:=IF([.X22]=0; &quot;con&quot;; &quot;opt&quot;)" office:value-type="string" office:string-value="opt" calcext:value-type="string">
            <text:p>opt</text:p>
          </table:table-cell>
          <table:table-cell table:formula="of:=SQRT([.E22]/3)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9729" calcext:value-type="float">
            <text:p>3297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1778" calcext:value-type="float">
            <text:p>175.1778</text:p>
          </table:table-cell>
          <table:table-cell office:value-type="float" office:value="7536340443" calcext:value-type="float">
            <text:p>7536340443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96320" calcext:value-type="float">
            <text:p>195196320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43021078.84" calcext:value-type="float">
            <text:p>43021078.84</text:p>
          </table:table-cell>
          <table:table-cell office:value-type="float" office:value="299554" calcext:value-type="float">
            <text:p>299554</text:p>
          </table:table-cell>
          <table:table-cell office:value-type="float" office:value="329745" calcext:value-type="float">
            <text:p>329745</text:p>
          </table:table-cell>
          <table:table-cell office:value-type="float" office:value="545319" calcext:value-type="float">
            <text:p>54531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95196320" calcext:value-type="float">
            <text:p>1951963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.8567" calcext:value-type="float">
            <text:p>8.8567</text:p>
          </table:table-cell>
          <table:table-cell office:value-type="float" office:value="57.4987" calcext:value-type="float">
            <text:p>57.4987</text:p>
          </table:table-cell>
          <table:table-cell office:value-type="float" office:value="1.5038" calcext:value-type="float">
            <text:p>1.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6216" calcext:value-type="float">
            <text:p>100.6216</text:p>
          </table:table-cell>
          <table:table-cell office:value-type="float" office:value="0.0545" calcext:value-type="float">
            <text:p>0.0545</text:p>
          </table:table-cell>
          <table:table-cell office:value-type="float" office:value="0" calcext:value-type="float">
            <text:p>0</text:p>
          </table:table-cell>
          <table:table-cell office:value-type="float" office:value="57.2894" calcext:value-type="float">
            <text:p>57.2894</text:p>
          </table:table-cell>
          <table:table-cell office:value-type="float" office:value="13.8725" calcext:value-type="float">
            <text:p>13.87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1851" calcext:value-type="float">
            <text:p>7.1851</text:p>
          </table:table-cell>
          <table:table-cell office:value-type="float" office:value="2.398" calcext:value-type="float">
            <text:p>2.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1846" calcext:value-type="float">
            <text:p>175.1846</text:p>
          </table:table-cell>
        </table:table-row>
        <table:table-row table:style-name="ro1">
          <table:table-cell table:formula="of:=IF([.X23]=0; &quot;con&quot;; &quot;opt&quot;)" office:value-type="string" office:string-value="opt" calcext:value-type="string">
            <text:p>opt</text:p>
          </table:table-cell>
          <table:table-cell table:formula="of:=SQRT([.E23]/3)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7.2099" calcext:value-type="float">
            <text:p>87.2099</text:p>
          </table:table-cell>
          <table:table-cell office:value-type="float" office:value="7536343766" calcext:value-type="float">
            <text:p>7536343766</text:p>
          </table:table-cell>
          <table:table-cell office:value-type="float" office:value="0" calcext:value-type="float">
            <text:p>0</text:p>
          </table:table-cell>
          <table:table-cell office:value-type="float" office:value="4186" calcext:value-type="float">
            <text:p>41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04342" calcext:value-type="float">
            <text:p>390704342</text:p>
          </table:table-cell>
          <table:table-cell office:value-type="float" office:value="5.18" calcext:value-type="float">
            <text:p>5.18</text:p>
          </table:table-cell>
          <table:table-cell table:number-columns-repeated="2"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86416097.65" calcext:value-type="float">
            <text:p>86416097.65</text:p>
          </table:table-cell>
          <table:table-cell office:value-type="float" office:value="299554" calcext:value-type="float">
            <text:p>299554</text:p>
          </table:table-cell>
          <table:table-cell office:value-type="float" office:value="165905" calcext:value-type="float">
            <text:p>165905</text:p>
          </table:table-cell>
          <table:table-cell office:value-type="float" office:value="310951" calcext:value-type="float">
            <text:p>31095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390704342" calcext:value-type="float">
            <text:p>39070434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5.2793" calcext:value-type="float">
            <text:p>25.2793</text:p>
          </table:table-cell>
          <table:table-cell office:value-type="float" office:value="24.9048" calcext:value-type="float">
            <text:p>24.9048</text:p>
          </table:table-cell>
          <table:table-cell office:value-type="float" office:value="1.1735" calcext:value-type="float">
            <text:p>1.1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249" calcext:value-type="float">
            <text:p>45.7249</text:p>
          </table:table-cell>
          <table:table-cell office:value-type="float" office:value="0.0284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38.3445" calcext:value-type="float">
            <text:p>38.3445</text:p>
          </table:table-cell>
          <table:table-cell office:value-type="float" office:value="6.6654" calcext:value-type="float">
            <text:p>6.6654</text:p>
          </table:table-cell>
          <table:table-cell office:value-type="float" office:value="0.0002" calcext:value-type="float">
            <text:p>0.0002</text:p>
          </table:table-cell>
          <table:table-cell office:value-type="float" office:value="6.4181" calcext:value-type="float">
            <text:p>6.4181</text:p>
          </table:table-cell>
          <table:table-cell office:value-type="float" office:value="2.4891" calcext:value-type="float">
            <text:p>2.4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2137" calcext:value-type="float">
            <text:p>87.2137</text:p>
          </table:table-cell>
        </table:table-row>
        <table:table-row table:style-name="ro1">
          <table:table-cell table:formula="of:=IF([.X24]=0; &quot;con&quot;; &quot;opt&quot;)" office:value-type="string" office:string-value="opt" calcext:value-type="string">
            <text:p>opt</text:p>
          </table:table-cell>
          <table:table-cell table:formula="of:=SQRT([.E24]/3)"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3969" calcext:value-type="float">
            <text:p>839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7.4369" calcext:value-type="float">
            <text:p>47.4369</text:p>
          </table:table-cell>
          <table:table-cell office:value-type="float" office:value="7536363715" calcext:value-type="float">
            <text:p>7536363715</text:p>
          </table:table-cell>
          <table:table-cell office:value-type="float" office:value="0" calcext:value-type="float">
            <text:p>0</text:p>
          </table:table-cell>
          <table:table-cell office:value-type="float" office:value="24135" calcext:value-type="float">
            <text:p>241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700214" calcext:value-type="float">
            <text:p>783700214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6498" calcext:value-type="float">
            <text:p>16498</text:p>
          </table:table-cell>
          <table:table-cell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158870764.35" calcext:value-type="float">
            <text:p>158870764.35</text:p>
          </table:table-cell>
          <table:table-cell office:value-type="float" office:value="299554" calcext:value-type="float">
            <text:p>299554</text:p>
          </table:table-cell>
          <table:table-cell office:value-type="float" office:value="83985" calcext:value-type="float">
            <text:p>83985</text:p>
          </table:table-cell>
          <table:table-cell office:value-type="float" office:value="193767" calcext:value-type="float">
            <text:p>193767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783700214" calcext:value-type="float">
            <text:p>78370021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9.3981" calcext:value-type="float">
            <text:p>9.3981</text:p>
          </table:table-cell>
          <table:table-cell office:value-type="float" office:value="10.4561" calcext:value-type="float">
            <text:p>10.4561</text:p>
          </table:table-cell>
          <table:table-cell office:value-type="float" office:value="0.9274" calcext:value-type="float">
            <text:p>0.9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755" calcext:value-type="float">
            <text:p>21.27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28.3752" calcext:value-type="float">
            <text:p>28.3752</text:p>
          </table:table-cell>
          <table:table-cell office:value-type="float" office:value="3.1443" calcext:value-type="float">
            <text:p>3.1443</text:p>
          </table:table-cell>
          <table:table-cell office:value-type="float" office:value="0.0004" calcext:value-type="float">
            <text:p>0.0004</text:p>
          </table:table-cell>
          <table:table-cell office:value-type="float" office:value="6.9357" calcext:value-type="float">
            <text:p>6.9357</text:p>
          </table:table-cell>
          <table:table-cell office:value-type="float" office:value="2.6235" calcext:value-type="float">
            <text:p>2.6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4" calcext:value-type="float">
            <text:p>47.44</text:p>
          </table:table-cell>
        </table:table-row>
        <table:table-row table:style-name="ro1">
          <table:table-cell table:formula="of:=IF([.X25]=0; &quot;con&quot;; &quot;opt&quot;)" office:value-type="string" office:string-value="opt" calcext:value-type="string">
            <text:p>opt</text:p>
          </table:table-cell>
          <table:table-cell table:formula="of:=SQRT([.E25]/3)"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3009" calcext:value-type="float">
            <text:p>430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4.3719" calcext:value-type="float">
            <text:p>34.3719</text:p>
          </table:table-cell>
          <table:table-cell office:value-type="float" office:value="7536499752" calcext:value-type="float">
            <text:p>7536499752</text:p>
          </table:table-cell>
          <table:table-cell office:value-type="float" office:value="0" calcext:value-type="float">
            <text:p>0</text:p>
          </table:table-cell>
          <table:table-cell office:value-type="float" office:value="160172" calcext:value-type="float">
            <text:p>1601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879062" calcext:value-type="float">
            <text:p>1568879062</text:p>
          </table:table-cell>
          <table:table-cell office:value-type="float" office:value="20.82" calcext:value-type="float">
            <text:p>20.82</text:p>
          </table:table-cell>
          <table:table-cell table:number-columns-repeated="2" office:value-type="float" office:value="108721" calcext:value-type="float">
            <text:p>108721</text:p>
          </table:table-cell>
          <table:table-cell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19258691.72" calcext:value-type="float">
            <text:p>219258691.72</text:p>
          </table:table-cell>
          <table:table-cell office:value-type="float" office:value="299554" calcext:value-type="float">
            <text:p>299554</text:p>
          </table:table-cell>
          <table:table-cell office:value-type="float" office:value="43025" calcext:value-type="float">
            <text:p>43025</text:p>
          </table:table-cell>
          <table:table-cell office:value-type="float" office:value="135175" calcext:value-type="float">
            <text:p>13517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68879062" calcext:value-type="float">
            <text:p>156887906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.5743" calcext:value-type="float">
            <text:p>2.5743</text:p>
          </table:table-cell>
          <table:table-cell office:value-type="float" office:value="4.4603" calcext:value-type="float">
            <text:p>4.4603</text:p>
          </table:table-cell>
          <table:table-cell office:value-type="float" office:value="0.7229" calcext:value-type="float">
            <text:p>0.7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603" calcext:value-type="float">
            <text:p>10.160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" calcext:value-type="float">
            <text:p>0</text:p>
          </table:table-cell>
          <table:table-cell office:value-type="float" office:value="26.2083" calcext:value-type="float">
            <text:p>26.2083</text:p>
          </table:table-cell>
          <table:table-cell office:value-type="float" office:value="1.5464" calcext:value-type="float">
            <text:p>1.5464</text:p>
          </table:table-cell>
          <table:table-cell office:value-type="float" office:value="0.001" calcext:value-type="float">
            <text:p>0.001</text:p>
          </table:table-cell>
          <table:table-cell office:value-type="float" office:value="8.9856" calcext:value-type="float">
            <text:p>8.9856</text:p>
          </table:table-cell>
          <table:table-cell office:value-type="float" office:value="2.4126" calcext:value-type="float">
            <text:p>2.4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741" calcext:value-type="float">
            <text:p>34.3741</text:p>
          </table:table-cell>
        </table:table-row>
        <table:table-row table:style-name="ro1">
          <table:table-cell table:formula="of:=IF([.X26]=0; &quot;con&quot;; &quot;opt&quot;)" office:value-type="string" office:string-value="con" calcext:value-type="string">
            <text:p>con</text:p>
          </table:table-cell>
          <table:table-cell table:formula="of:=SQRT([.E26]/3)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122049" calcext:value-type="float">
            <text:p>51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369.9941" calcext:value-type="float">
            <text:p>3369.9941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68848" calcext:value-type="float">
            <text:p>95268848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737" calcext:value-type="float">
            <text:p>16737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8865456.18" calcext:value-type="float">
            <text:p>8865456.18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5122065" calcext:value-type="float">
            <text:p>5122065</text:p>
          </table:table-cell>
          <table:table-cell office:value-type="float" office:value="7374312" calcext:value-type="float">
            <text:p>7374312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95268848" calcext:value-type="float">
            <text:p>9526884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22.9078" calcext:value-type="float">
            <text:p>122.9078</text:p>
          </table:table-cell>
          <table:table-cell office:value-type="float" office:value="1817.9557" calcext:value-type="float">
            <text:p>1817.9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9.4244" calcext:value-type="float">
            <text:p>2549.4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.5304" calcext:value-type="float">
            <text:p>339.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099" calcext:value-type="float">
            <text:p>14.3099</text:p>
          </table:table-cell>
          <table:table-cell office:value-type="float" office:value="3.2382" calcext:value-type="float">
            <text:p>3.2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0.151" calcext:value-type="float">
            <text:p>3370.151</text:p>
          </table:table-cell>
        </table:table-row>
        <table:table-row table:style-name="ro1">
          <table:table-cell table:formula="of:=IF([.X27]=0; &quot;con&quot;; &quot;opt&quot;)" office:value-type="string" office:string-value="con" calcext:value-type="string">
            <text:p>con</text:p>
          </table:table-cell>
          <table:table-cell table:formula="of:=SQRT([.E27]/3)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60.5103" calcext:value-type="float">
            <text:p>1560.5103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0" calcext:value-type="float">
            <text:p>9810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9145362.64" calcext:value-type="float">
            <text:p>19145362.6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3688264" calcext:value-type="float">
            <text:p>3688264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1.2071" calcext:value-type="float">
            <text:p>71.2071</text:p>
          </table:table-cell>
          <table:table-cell office:value-type="float" office:value="780.4054" calcext:value-type="float">
            <text:p>780.4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.3301" calcext:value-type="float">
            <text:p>1145.3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1208" calcext:value-type="float">
            <text:p>208.1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167" calcext:value-type="float">
            <text:p>11.9167</text:p>
          </table:table-cell>
          <table:table-cell office:value-type="float" office:value="6.0377" calcext:value-type="float">
            <text:p>6.0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.5724" calcext:value-type="float">
            <text:p>1560.5724</text:p>
          </table:table-cell>
        </table:table-row>
        <table:table-row table:style-name="ro1">
          <table:table-cell table:formula="of:=IF([.X28]=0; &quot;con&quot;; &quot;opt&quot;)" office:value-type="string" office:string-value="con" calcext:value-type="string">
            <text:p>con</text:p>
          </table:table-cell>
          <table:table-cell table:formula="of:=SQRT([.E28]/3)"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37.7348" calcext:value-type="float">
            <text:p>737.7348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323198" calcext:value-type="float">
            <text:p>386323198</text:p>
          </table:table-cell>
          <table:table-cell office:value-type="float" office:value="1.29" calcext:value-type="float">
            <text:p>1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16" calcext:value-type="float">
            <text:p>6316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40497663.26" calcext:value-type="float">
            <text:p>40497663.26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1845240" calcext:value-type="float">
            <text:p>184524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386323198" calcext:value-type="float">
            <text:p>386323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4.3616" calcext:value-type="float">
            <text:p>34.3616</text:p>
          </table:table-cell>
          <table:table-cell office:value-type="float" office:value="330.4572" calcext:value-type="float">
            <text:p>330.4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.9397" calcext:value-type="float">
            <text:p>506.9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7751" calcext:value-type="float">
            <text:p>154.7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251" calcext:value-type="float">
            <text:p>11.0251</text:p>
          </table:table-cell>
          <table:table-cell office:value-type="float" office:value="5.6759" calcext:value-type="float">
            <text:p>5.6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7.7639" calcext:value-type="float">
            <text:p>737.7639</text:p>
          </table:table-cell>
        </table:table-row>
        <table:table-row table:style-name="ro1">
          <table:table-cell table:formula="of:=IF([.X29]=0; &quot;con&quot;; &quot;opt&quot;)" office:value-type="string" office:string-value="con" calcext:value-type="string">
            <text:p>con</text:p>
          </table:table-cell>
          <table:table-cell table:formula="of:=SQRT([.E29]/3)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56.8258" calcext:value-type="float">
            <text:p>356.8258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98" calcext:value-type="float">
            <text:p>4898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83728625" calcext:value-type="float">
            <text:p>83728625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42065" calcext:value-type="float">
            <text:p>642065</text:p>
          </table:table-cell>
          <table:table-cell office:value-type="float" office:value="923728" calcext:value-type="float">
            <text:p>92372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8.08" calcext:value-type="float">
            <text:p>38.08</text:p>
          </table:table-cell>
          <table:table-cell office:value-type="float" office:value="140.9311" calcext:value-type="float">
            <text:p>140.9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1777" calcext:value-type="float">
            <text:p>229.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5555" calcext:value-type="float">
            <text:p>108.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437" calcext:value-type="float">
            <text:p>23.7437</text:p>
          </table:table-cell>
          <table:table-cell office:value-type="float" office:value="5.6889" calcext:value-type="float">
            <text:p>5.6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.8415" calcext:value-type="float">
            <text:p>356.8415</text:p>
          </table:table-cell>
        </table:table-row>
        <table:table-row table:style-name="ro1">
          <table:table-cell table:formula="of:=IF([.X30]=0; &quot;con&quot;; &quot;opt&quot;)" office:value-type="string" office:string-value="con" calcext:value-type="string">
            <text:p>con</text:p>
          </table:table-cell>
          <table:table-cell table:formula="of:=SQRT([.E30]/3)"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7.5855" calcext:value-type="float">
            <text:p>187.5855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162174" calcext:value-type="float">
            <text:p>1553162174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84" calcext:value-type="float">
            <text:p>4084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59268859.55" calcext:value-type="float">
            <text:p>159268859.55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322065" calcext:value-type="float">
            <text:p>322065</text:p>
          </table:table-cell>
          <table:table-cell office:value-type="float" office:value="462972" calcext:value-type="float">
            <text:p>462972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1553162174" calcext:value-type="float">
            <text:p>155316217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4.1056" calcext:value-type="float">
            <text:p>34.1056</text:p>
          </table:table-cell>
          <table:table-cell office:value-type="float" office:value="57.5315" calcext:value-type="float">
            <text:p>57.5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56" calcext:value-type="float">
            <text:p>103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6345" calcext:value-type="float">
            <text:p>81.6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665" calcext:value-type="float">
            <text:p>12.7665</text:p>
          </table:table-cell>
          <table:table-cell office:value-type="float" office:value="8.5459" calcext:value-type="float">
            <text:p>8.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5977" calcext:value-type="float">
            <text:p>187.5977</text:p>
          </table:table-cell>
        </table:table-row>
        <table:table-row table:style-name="ro1">
          <table:table-cell table:formula="of:=IF([.X31]=0; &quot;con&quot;; &quot;opt&quot;)" office:value-type="string" office:string-value="con" calcext:value-type="string">
            <text:p>con</text:p>
          </table:table-cell>
          <table:table-cell table:formula="of:=SQRT([.E31]/3)"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3.1079" calcext:value-type="float">
            <text:p>113.1079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8975386" calcext:value-type="float">
            <text:p>3108975386</text:p>
          </table:table-cell>
          <table:table-cell office:value-type="float" office:value="10.41" calcext:value-type="float">
            <text:p>10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264141831.75" calcext:value-type="float">
            <text:p>264141831.75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62065" calcext:value-type="float">
            <text:p>162065</text:p>
          </table:table-cell>
          <table:table-cell office:value-type="float" office:value="232594" calcext:value-type="float">
            <text:p>23259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08975386" calcext:value-type="float">
            <text:p>310897538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0234" calcext:value-type="float">
            <text:p>6.0234</text:p>
          </table:table-cell>
          <table:table-cell office:value-type="float" office:value="24.3917" calcext:value-type="float">
            <text:p>24.3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9425" calcext:value-type="float">
            <text:p>46.9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93" calcext:value-type="float">
            <text:p>62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859" calcext:value-type="float">
            <text:p>17.0859</text:p>
          </table:table-cell>
          <table:table-cell office:value-type="float" office:value="7.0046" calcext:value-type="float">
            <text:p>7.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1153" calcext:value-type="float">
            <text:p>113.1153</text:p>
          </table:table-cell>
        </table:table-row>
        <table:table-row table:style-name="ro1">
          <table:table-cell table:formula="of:=IF([.X32]=0; &quot;con&quot;; &quot;opt&quot;)" office:value-type="string" office:string-value="opt" calcext:value-type="string">
            <text:p>opt</text:p>
          </table:table-cell>
          <table:table-cell table:formula="of:=SQRT([.E32]/3)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244929" calcext:value-type="float">
            <text:p>52449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544.2555" calcext:value-type="float">
            <text:p>3544.2555</text:p>
          </table:table-cell>
          <table:table-cell office:value-type="float" office:value="29876535034" calcext:value-type="float">
            <text:p>298765350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68848" calcext:value-type="float">
            <text:p>9526884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8429565.8" calcext:value-type="float">
            <text:p>8429565.8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5244945" calcext:value-type="float">
            <text:p>5244945</text:p>
          </table:table-cell>
          <table:table-cell office:value-type="float" office:value="7576359" calcext:value-type="float">
            <text:p>757635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95268848" calcext:value-type="float">
            <text:p>9526884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21.5174" calcext:value-type="float">
            <text:p>121.5174</text:p>
          </table:table-cell>
          <table:table-cell office:value-type="float" office:value="1830.8146" calcext:value-type="float">
            <text:p>1830.8146</text:p>
          </table:table-cell>
          <table:table-cell office:value-type="float" office:value="6.8742" calcext:value-type="float">
            <text:p>6.8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9.2015" calcext:value-type="float">
            <text:p>2579.2015</text:p>
          </table:table-cell>
          <table:table-cell office:value-type="float" office:value="0.8181" calcext:value-type="float">
            <text:p>0.8181</text:p>
          </table:table-cell>
          <table:table-cell office:value-type="float" office:value="0" calcext:value-type="float">
            <text:p>0</text:p>
          </table:table-cell>
          <table:table-cell office:value-type="float" office:value="337.313" calcext:value-type="float">
            <text:p>337.313</text:p>
          </table:table-cell>
          <table:table-cell office:value-type="float" office:value="236.847" calcext:value-type="float">
            <text:p>236.847</text:p>
          </table:table-cell>
          <table:table-cell office:value-type="float" office:value="0" calcext:value-type="float">
            <text:p>0</text:p>
          </table:table-cell>
          <table:table-cell office:value-type="float" office:value="47.2277" calcext:value-type="float">
            <text:p>47.2277</text:p>
          </table:table-cell>
          <table:table-cell office:value-type="float" office:value="3.2391" calcext:value-type="float">
            <text:p>3.2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4.4205" calcext:value-type="float">
            <text:p>3544.4205</text:p>
          </table:table-cell>
        </table:table-row>
        <table:table-row table:style-name="ro1">
          <table:table-cell table:formula="of:=IF([.X33]=0; &quot;con&quot;; &quot;opt&quot;)" office:value-type="string" office:string-value="opt" calcext:value-type="string">
            <text:p>opt</text:p>
          </table:table-cell>
          <table:table-cell table:formula="of:=SQRT([.E33]/3)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623489" calcext:value-type="float">
            <text:p>26234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2.4847" calcext:value-type="float">
            <text:p>1652.4847</text:p>
          </table:table-cell>
          <table:table-cell office:value-type="float" office:value="29876535054" calcext:value-type="float">
            <text:p>298765350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6064" calcext:value-type="float">
            <text:p>256064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8079765.01" calcext:value-type="float">
            <text:p>18079765.01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623505" calcext:value-type="float">
            <text:p>2623505</text:p>
          </table:table-cell>
          <table:table-cell office:value-type="float" office:value="3826471" calcext:value-type="float">
            <text:p>382647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6.4568" calcext:value-type="float">
            <text:p>76.4568</text:p>
          </table:table-cell>
          <table:table-cell office:value-type="float" office:value="788.0932" calcext:value-type="float">
            <text:p>788.0932</text:p>
          </table:table-cell>
          <table:table-cell office:value-type="float" office:value="5.672" calcext:value-type="float">
            <text:p>5.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.1394" calcext:value-type="float">
            <text:p>1161.1394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217.1095" calcext:value-type="float">
            <text:p>217.1095</text:p>
          </table:table-cell>
          <table:table-cell office:value-type="float" office:value="119.5191" calcext:value-type="float">
            <text:p>119.5191</text:p>
          </table:table-cell>
          <table:table-cell office:value-type="float" office:value="0" calcext:value-type="float">
            <text:p>0</text:p>
          </table:table-cell>
          <table:table-cell office:value-type="float" office:value="30.4468" calcext:value-type="float">
            <text:p>30.4468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.5504" calcext:value-type="float">
            <text:p>1652.5504</text:p>
          </table:table-cell>
        </table:table-row>
        <table:table-row table:style-name="ro1">
          <table:table-cell table:formula="of:=IF([.X34]=0; &quot;con&quot;; &quot;opt&quot;)" office:value-type="string" office:string-value="opt" calcext:value-type="string">
            <text:p>opt</text:p>
          </table:table-cell>
          <table:table-cell table:formula="of:=SQRT([.E34]/3)"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312769" calcext:value-type="float">
            <text:p>13127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83.1536" calcext:value-type="float">
            <text:p>783.1536</text:p>
          </table:table-cell>
          <table:table-cell office:value-type="float" office:value="29876535275" calcext:value-type="float">
            <text:p>2987653527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323198" calcext:value-type="float">
            <text:p>386323198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38149012.64" calcext:value-type="float">
            <text:p>38149012.6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312785" calcext:value-type="float">
            <text:p>1312785</text:p>
          </table:table-cell>
          <table:table-cell office:value-type="float" office:value="1951527" calcext:value-type="float">
            <text:p>1951527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86323198" calcext:value-type="float">
            <text:p>386323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4.4314" calcext:value-type="float">
            <text:p>34.4314</text:p>
          </table:table-cell>
          <table:table-cell office:value-type="float" office:value="333.7942" calcext:value-type="float">
            <text:p>333.7942</text:p>
          </table:table-cell>
          <table:table-cell office:value-type="float" office:value="4.8528" calcext:value-type="float">
            <text:p>4.8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.4504" calcext:value-type="float">
            <text:p>514.4504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62.3298" calcext:value-type="float">
            <text:p>162.3298</text:p>
          </table:table-cell>
          <table:table-cell office:value-type="float" office:value="58.6438" calcext:value-type="float">
            <text:p>58.6438</text:p>
          </table:table-cell>
          <table:table-cell office:value-type="float" office:value="0" calcext:value-type="float">
            <text:p>0</text:p>
          </table:table-cell>
          <table:table-cell office:value-type="float" office:value="21.3695" calcext:value-type="float">
            <text:p>21.3695</text:p>
          </table:table-cell>
          <table:table-cell office:value-type="float" office:value="4.6168" calcext:value-type="float">
            <text:p>4.6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1844" calcext:value-type="float">
            <text:p>783.1844</text:p>
          </table:table-cell>
        </table:table-row>
        <table:table-row table:style-name="ro1">
          <table:table-cell table:formula="of:=IF([.X35]=0; &quot;con&quot;; &quot;opt&quot;)" office:value-type="string" office:string-value="opt" calcext:value-type="string">
            <text:p>opt</text:p>
          </table:table-cell>
          <table:table-cell table:formula="of:=SQRT([.E35]/3)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78.8953" calcext:value-type="float">
            <text:p>378.8953</text:p>
          </table:table-cell>
          <table:table-cell office:value-type="float" office:value="29876536110" calcext:value-type="float">
            <text:p>2987653611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78851697" calcext:value-type="float">
            <text:p>78851697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57425" calcext:value-type="float">
            <text:p>657425</text:p>
          </table:table-cell>
          <table:table-cell office:value-type="float" office:value="1014055" calcext:value-type="float">
            <text:p>101405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1.2488" calcext:value-type="float">
            <text:p>41.2488</text:p>
          </table:table-cell>
          <table:table-cell office:value-type="float" office:value="142.4052" calcext:value-type="float">
            <text:p>142.4052</text:p>
          </table:table-cell>
          <table:table-cell office:value-type="float" office:value="3.9591" calcext:value-type="float">
            <text:p>3.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.6448" calcext:value-type="float">
            <text:p>231.6448</text:p>
          </table:table-cell>
          <table:table-cell office:value-type="float" office:value="0.1076" calcext:value-type="float">
            <text:p>0.1076</text:p>
          </table:table-cell>
          <table:table-cell office:value-type="float" office:value="0" calcext:value-type="float">
            <text:p>0</text:p>
          </table:table-cell>
          <table:table-cell office:value-type="float" office:value="114.0653" calcext:value-type="float">
            <text:p>114.0653</text:p>
          </table:table-cell>
          <table:table-cell office:value-type="float" office:value="29.4323" calcext:value-type="float">
            <text:p>29.4323</text:p>
          </table:table-cell>
          <table:table-cell office:value-type="float" office:value="0" calcext:value-type="float">
            <text:p>0</text:p>
          </table:table-cell>
          <table:table-cell office:value-type="float" office:value="17.682" calcext:value-type="float">
            <text:p>17.682</text:p>
          </table:table-cell>
          <table:table-cell office:value-type="float" office:value="4.8548" calcext:value-type="float">
            <text:p>4.8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.9118" calcext:value-type="float">
            <text:p>378.9118</text:p>
          </table:table-cell>
        </table:table-row>
        <table:table-row table:style-name="ro1">
          <table:table-cell table:formula="of:=IF([.X36]=0; &quot;con&quot;; &quot;opt&quot;)" office:value-type="string" office:string-value="opt" calcext:value-type="string">
            <text:p>opt</text:p>
          </table:table-cell>
          <table:table-cell table:formula="of:=SQRT([.E36]/3)"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9729" calcext:value-type="float">
            <text:p>3297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8.7062" calcext:value-type="float">
            <text:p>188.7062</text:p>
          </table:table-cell>
          <table:table-cell office:value-type="float" office:value="29876540285" calcext:value-type="float">
            <text:p>29876540285</text:p>
          </table:table-cell>
          <table:table-cell office:value-type="float" office:value="0" calcext:value-type="float">
            <text:p>0</text:p>
          </table:table-cell>
          <table:table-cell office:value-type="float" office:value="5262" calcext:value-type="float">
            <text:p>52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162174" calcext:value-type="float">
            <text:p>1553162174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3625" calcext:value-type="float">
            <text:p>3625</text:p>
          </table:table-cell>
          <table:table-cell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58323054.51" calcext:value-type="float">
            <text:p>158323054.51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329745" calcext:value-type="float">
            <text:p>329745</text:p>
          </table:table-cell>
          <table:table-cell office:value-type="float" office:value="545319" calcext:value-type="float">
            <text:p>54531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553162174" calcext:value-type="float">
            <text:p>155316217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6.0905" calcext:value-type="float">
            <text:p>16.0905</text:p>
          </table:table-cell>
          <table:table-cell office:value-type="float" office:value="58.1898" calcext:value-type="float">
            <text:p>58.1898</text:p>
          </table:table-cell>
          <table:table-cell office:value-type="float" office:value="3.1282" calcext:value-type="float">
            <text:p>3.1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3355" calcext:value-type="float">
            <text:p>101.3355</text:p>
          </table:table-cell>
          <table:table-cell office:value-type="float" office:value="0.0543" calcext:value-type="float">
            <text:p>0.0543</text:p>
          </table:table-cell>
          <table:table-cell office:value-type="float" office:value="0" calcext:value-type="float">
            <text:p>0</text:p>
          </table:table-cell>
          <table:table-cell office:value-type="float" office:value="79.9168" calcext:value-type="float">
            <text:p>79.9168</text:p>
          </table:table-cell>
          <table:table-cell office:value-type="float" office:value="14.325" calcext:value-type="float">
            <text:p>14.3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7.2006" calcext:value-type="float">
            <text:p>17.2006</text:p>
          </table:table-cell>
          <table:table-cell office:value-type="float" office:value="5.1378" calcext:value-type="float">
            <text:p>5.1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.7184" calcext:value-type="float">
            <text:p>188.7184</text:p>
          </table:table-cell>
        </table:table-row>
        <table:table-row table:style-name="ro1">
          <table:table-cell table:formula="of:=IF([.X37]=0; &quot;con&quot;; &quot;opt&quot;)" office:value-type="string" office:string-value="opt" calcext:value-type="string">
            <text:p>opt</text:p>
          </table:table-cell>
          <table:table-cell table:formula="of:=SQRT([.E37]/3)"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0.9548" calcext:value-type="float">
            <text:p>110.9548</text:p>
          </table:table-cell>
          <table:table-cell office:value-type="float" office:value="29876567581" calcext:value-type="float">
            <text:p>29876567581</text:p>
          </table:table-cell>
          <table:table-cell office:value-type="float" office:value="0" calcext:value-type="float">
            <text:p>0</text:p>
          </table:table-cell>
          <table:table-cell office:value-type="float" office:value="32558" calcext:value-type="float">
            <text:p>325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8975386" calcext:value-type="float">
            <text:p>3108975386</text:p>
          </table:table-cell>
          <table:table-cell office:value-type="float" office:value="10.41" calcext:value-type="float">
            <text:p>10.41</text:p>
          </table:table-cell>
          <table:table-cell table:number-columns-repeated="2" office:value-type="float" office:value="22361" calcext:value-type="float">
            <text:p>22361</text:p>
          </table:table-cell>
          <table:table-cell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269267579.64" calcext:value-type="float">
            <text:p>269267579.6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65905" calcext:value-type="float">
            <text:p>165905</text:p>
          </table:table-cell>
          <table:table-cell office:value-type="float" office:value="310951" calcext:value-type="float">
            <text:p>31095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3108975386" calcext:value-type="float">
            <text:p>310897538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1101" calcext:value-type="float">
            <text:p>6.1101</text:p>
          </table:table-cell>
          <table:table-cell office:value-type="float" office:value="25.4709" calcext:value-type="float">
            <text:p>25.4709</text:p>
          </table:table-cell>
          <table:table-cell office:value-type="float" office:value="2.4256" calcext:value-type="float">
            <text:p>2.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25" calcext:value-type="float">
            <text:p>45.825</text:p>
          </table:table-cell>
          <table:table-cell office:value-type="float" office:value="0.0287" calcext:value-type="float">
            <text:p>0.0287</text:p>
          </table:table-cell>
          <table:table-cell office:value-type="float" office:value="0" calcext:value-type="float">
            <text:p>0</text:p>
          </table:table-cell>
          <table:table-cell office:value-type="float" office:value="65.3301" calcext:value-type="float">
            <text:p>65.3301</text:p>
          </table:table-cell>
          <table:table-cell office:value-type="float" office:value="7.2203" calcext:value-type="float">
            <text:p>7.22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27.4295" calcext:value-type="float">
            <text:p>27.4295</text:p>
          </table:table-cell>
          <table:table-cell office:value-type="float" office:value="5.0633" calcext:value-type="float">
            <text:p>5.0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62" calcext:value-type="float">
            <text:p>110.962</text:p>
          </table:table-cell>
        </table:table-row>
        <table:table-row table:style-name="ro1">
          <table:table-cell table:formula="of:=IF([.X38]=0; &quot;con&quot;; &quot;opt&quot;)" office:value-type="string" office:string-value="con" calcext:value-type="string">
            <text:p>con</text:p>
          </table:table-cell>
          <table:table-cell table:formula="of:=SQRT([.E38]/3)"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122049" calcext:value-type="float">
            <text:p>51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348.2899" calcext:value-type="float">
            <text:p>7348.2899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394866" calcext:value-type="float">
            <text:p>383394866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00" calcext:value-type="float">
            <text:p>31900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16337613.89" calcext:value-type="float">
            <text:p>16337613.89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5122065" calcext:value-type="float">
            <text:p>5122065</text:p>
          </table:table-cell>
          <table:table-cell office:value-type="float" office:value="9426408" calcext:value-type="float">
            <text:p>9426408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83394866" calcext:value-type="float">
            <text:p>383394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89.5027" calcext:value-type="float">
            <text:p>289.5027</text:p>
          </table:table-cell>
          <table:table-cell office:value-type="float" office:value="4086.6392" calcext:value-type="float">
            <text:p>4086.6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3.1017" calcext:value-type="float">
            <text:p>5603.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.9527" calcext:value-type="float">
            <text:p>715.9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532" calcext:value-type="float">
            <text:p>30.3532</text:p>
          </table:table-cell>
          <table:table-cell office:value-type="float" office:value="14.2467" calcext:value-type="float">
            <text:p>14.2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8.5821" calcext:value-type="float">
            <text:p>7348.5821</text:p>
          </table:table-cell>
        </table:table-row>
        <table:table-row table:style-name="ro1">
          <table:table-cell table:formula="of:=IF([.X39]=0; &quot;con&quot;; &quot;opt&quot;)" office:value-type="string" office:string-value="con" calcext:value-type="string">
            <text:p>con</text:p>
          </table:table-cell>
          <table:table-cell table:formula="of:=SQRT([.E39]/3)"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348.3885" calcext:value-type="float">
            <text:p>3348.3885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457418" calcext:value-type="float">
            <text:p>777457418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35854120.28" calcext:value-type="float">
            <text:p>35854120.28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4714312" calcext:value-type="float">
            <text:p>4714312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777457418" calcext:value-type="float">
            <text:p>77745741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61.0291" calcext:value-type="float">
            <text:p>161.0291</text:p>
          </table:table-cell>
          <table:table-cell office:value-type="float" office:value="1745.2842" calcext:value-type="float">
            <text:p>1745.2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9.272" calcext:value-type="float">
            <text:p>2489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.6878" calcext:value-type="float">
            <text:p>390.6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217" calcext:value-type="float">
            <text:p>26.0217</text:p>
          </table:table-cell>
          <table:table-cell office:value-type="float" office:value="13.0984" calcext:value-type="float">
            <text:p>13.0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8.5201" calcext:value-type="float">
            <text:p>3348.5201</text:p>
          </table:table-cell>
        </table:table-row>
        <table:table-row table:style-name="ro1">
          <table:table-cell table:formula="of:=IF([.X40]=0; &quot;con&quot;; &quot;opt&quot;)" office:value-type="string" office:string-value="con" calcext:value-type="string">
            <text:p>con</text:p>
          </table:table-cell>
          <table:table-cell table:formula="of:=SQRT([.E40]/3)"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83.7563" calcext:value-type="float">
            <text:p>1583.7563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253858" calcext:value-type="float">
            <text:p>1560253858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29" calcext:value-type="float">
            <text:p>9829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75803027.21" calcext:value-type="float">
            <text:p>75803027.21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2358264" calcext:value-type="float">
            <text:p>2358264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1560253858" calcext:value-type="float">
            <text:p>156025385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0.4818" calcext:value-type="float">
            <text:p>80.4818</text:p>
          </table:table-cell>
          <table:table-cell office:value-type="float" office:value="765.1013" calcext:value-type="float">
            <text:p>765.1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9.623" calcext:value-type="float">
            <text:p>1129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.6952" calcext:value-type="float">
            <text:p>296.6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744" calcext:value-type="float">
            <text:p>25.2744</text:p>
          </table:table-cell>
          <table:table-cell office:value-type="float" office:value="11.3909" calcext:value-type="float">
            <text:p>11.3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3.8258" calcext:value-type="float">
            <text:p>1583.8258</text:p>
          </table:table-cell>
        </table:table-row>
        <table:table-row table:style-name="ro1">
          <table:table-cell table:formula="of:=IF([.X41]=0; &quot;con&quot;; &quot;opt&quot;)" office:value-type="string" office:string-value="con" calcext:value-type="string">
            <text:p>con</text:p>
          </table:table-cell>
          <table:table-cell table:formula="of:=SQRT([.E41]/3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52.8321" calcext:value-type="float">
            <text:p>752.8321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3103252" calcext:value-type="float">
            <text:p>3123103252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51" calcext:value-type="float">
            <text:p>635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159469189.61" calcext:value-type="float">
            <text:p>159469189.61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642065" calcext:value-type="float">
            <text:p>642065</text:p>
          </table:table-cell>
          <table:table-cell office:value-type="float" office:value="1180240" calcext:value-type="float">
            <text:p>118024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3123103252" calcext:value-type="float">
            <text:p>312310325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7.1125" calcext:value-type="float">
            <text:p>47.1125</text:p>
          </table:table-cell>
          <table:table-cell office:value-type="float" office:value="323.3654" calcext:value-type="float">
            <text:p>323.36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.5252" calcext:value-type="float">
            <text:p>503.5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8907" calcext:value-type="float">
            <text:p>216.8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028" calcext:value-type="float">
            <text:p>26.7028</text:p>
          </table:table-cell>
          <table:table-cell office:value-type="float" office:value="12.8044" calcext:value-type="float">
            <text:p>12.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.8811" calcext:value-type="float">
            <text:p>752.8811</text:p>
          </table:table-cell>
        </table:table-row>
        <table:table-row table:style-name="ro1">
          <table:table-cell table:formula="of:=IF([.X42]=0; &quot;con&quot;; &quot;opt&quot;)" office:value-type="string" office:string-value="con" calcext:value-type="string">
            <text:p>con</text:p>
          </table:table-cell>
          <table:table-cell table:formula="of:=SQRT([.E42]/3)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12.1788" calcext:value-type="float">
            <text:p>412.1788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2" calcext:value-type="float">
            <text:p>4912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291265613.41" calcext:value-type="float">
            <text:p>291265613.41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322065" calcext:value-type="float">
            <text:p>322065</text:p>
          </table:table-cell>
          <table:table-cell office:value-type="float" office:value="591228" calcext:value-type="float">
            <text:p>59122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1.9526" calcext:value-type="float">
            <text:p>21.9526</text:p>
          </table:table-cell>
          <table:table-cell office:value-type="float" office:value="136.3656" calcext:value-type="float">
            <text:p>136.3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.1911" calcext:value-type="float">
            <text:p>232.1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1119" calcext:value-type="float">
            <text:p>173.1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689" calcext:value-type="float">
            <text:p>36.0689</text:p>
          </table:table-cell>
          <table:table-cell office:value-type="float" office:value="20.3236" calcext:value-type="float">
            <text:p>20.3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.2057" calcext:value-type="float">
            <text:p>412.2057</text:p>
          </table:table-cell>
        </table:table-row>
        <table:table-row table:style-name="ro1">
          <table:table-cell table:formula="of:=IF([.X43]=0; &quot;con&quot;; &quot;opt&quot;)" office:value-type="string" office:string-value="opt" calcext:value-type="string">
            <text:p>opt</text:p>
          </table:table-cell>
          <table:table-cell table:formula="of:=SQRT([.E43]/3)"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244929" calcext:value-type="float">
            <text:p>52449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612.1286" calcext:value-type="float">
            <text:p>3612.1286</text:p>
          </table:table-cell>
          <table:table-cell office:value-type="float" office:value="120053522717" calcext:value-type="float">
            <text:p>1200535227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457418" calcext:value-type="float">
            <text:p>77745741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33236226.34" calcext:value-type="float">
            <text:p>33236226.34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5244945" calcext:value-type="float">
            <text:p>5244945</text:p>
          </table:table-cell>
          <table:table-cell office:value-type="float" office:value="7576359" calcext:value-type="float">
            <text:p>757635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777457418" calcext:value-type="float">
            <text:p>77745741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50.809" calcext:value-type="float">
            <text:p>150.809</text:p>
          </table:table-cell>
          <table:table-cell office:value-type="float" office:value="1851.4031" calcext:value-type="float">
            <text:p>1851.4031</text:p>
          </table:table-cell>
          <table:table-cell office:value-type="float" office:value="13.5355" calcext:value-type="float">
            <text:p>13.5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6.891" calcext:value-type="float">
            <text:p>2596.89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" calcext:value-type="float">
            <text:p>0</text:p>
          </table:table-cell>
          <table:table-cell office:value-type="float" office:value="402.958" calcext:value-type="float">
            <text:p>402.958</text:p>
          </table:table-cell>
          <table:table-cell office:value-type="float" office:value="239.4216" calcext:value-type="float">
            <text:p>239.4216</text:p>
          </table:table-cell>
          <table:table-cell office:value-type="float" office:value="0" calcext:value-type="float">
            <text:p>0</text:p>
          </table:table-cell>
          <table:table-cell office:value-type="float" office:value="70.4442" calcext:value-type="float">
            <text:p>70.4442</text:p>
          </table:table-cell>
          <table:table-cell office:value-type="float" office:value="10.0181" calcext:value-type="float">
            <text:p>10.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2.2687" calcext:value-type="float">
            <text:p>3612.2687</text:p>
          </table:table-cell>
        </table:table-row>
        <table:table-row table:style-name="ro1">
          <table:table-cell table:formula="of:=IF([.X44]=0; &quot;con&quot;; &quot;opt&quot;)" office:value-type="string" office:string-value="opt" calcext:value-type="string">
            <text:p>opt</text:p>
          </table:table-cell>
          <table:table-cell table:formula="of:=SQRT([.E44]/3)"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623489" calcext:value-type="float">
            <text:p>26234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01.3426" calcext:value-type="float">
            <text:p>1701.3426</text:p>
          </table:table-cell>
          <table:table-cell office:value-type="float" office:value="120053522958" calcext:value-type="float">
            <text:p>12005352295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253858" calcext:value-type="float">
            <text:p>156025385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024256" calcext:value-type="float">
            <text:p>1024256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70563989.77" calcext:value-type="float">
            <text:p>70563989.77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2623505" calcext:value-type="float">
            <text:p>2623505</text:p>
          </table:table-cell>
          <table:table-cell office:value-type="float" office:value="3826471" calcext:value-type="float">
            <text:p>382647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560253858" calcext:value-type="float">
            <text:p>156025385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0.1897" calcext:value-type="float">
            <text:p>80.1897</text:p>
          </table:table-cell>
          <table:table-cell office:value-type="float" office:value="795.5846" calcext:value-type="float">
            <text:p>795.5846</text:p>
          </table:table-cell>
          <table:table-cell office:value-type="float" office:value="12.0359" calcext:value-type="float">
            <text:p>12.0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.1692" calcext:value-type="float">
            <text:p>1167.1692</text:p>
          </table:table-cell>
          <table:table-cell office:value-type="float" office:value="0.4191" calcext:value-type="float">
            <text:p>0.4191</text:p>
          </table:table-cell>
          <table:table-cell office:value-type="float" office:value="0" calcext:value-type="float">
            <text:p>0</text:p>
          </table:table-cell>
          <table:table-cell office:value-type="float" office:value="311.1618" calcext:value-type="float">
            <text:p>311.1618</text:p>
          </table:table-cell>
          <table:table-cell office:value-type="float" office:value="120.6936" calcext:value-type="float">
            <text:p>120.6936</text:p>
          </table:table-cell>
          <table:table-cell office:value-type="float" office:value="0" calcext:value-type="float">
            <text:p>0</text:p>
          </table:table-cell>
          <table:table-cell office:value-type="float" office:value="50.7606" calcext:value-type="float">
            <text:p>50.7606</text:p>
          </table:table-cell>
          <table:table-cell office:value-type="float" office:value="9.1816" calcext:value-type="float">
            <text:p>9.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.414" calcext:value-type="float">
            <text:p>1701.414</text:p>
          </table:table-cell>
        </table:table-row>
        <table:table-row table:style-name="ro1">
          <table:table-cell table:formula="of:=IF([.X45]=0; &quot;con&quot;; &quot;opt&quot;)" office:value-type="string" office:string-value="opt" calcext:value-type="string">
            <text:p>opt</text:p>
          </table:table-cell>
          <table:table-cell table:formula="of:=SQRT([.E45]/3)"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312769" calcext:value-type="float">
            <text:p>13127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17.5156" calcext:value-type="float">
            <text:p>817.5156</text:p>
          </table:table-cell>
          <table:table-cell office:value-type="float" office:value="120053524041" calcext:value-type="float">
            <text:p>120053524041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3103252" calcext:value-type="float">
            <text:p>312310325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2048512" calcext:value-type="float">
            <text:p>2048512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146851659.85" calcext:value-type="float">
            <text:p>146851659.85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1312785" calcext:value-type="float">
            <text:p>1312785</text:p>
          </table:table-cell>
          <table:table-cell office:value-type="float" office:value="1951527" calcext:value-type="float">
            <text:p>1951527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123103252" calcext:value-type="float">
            <text:p>312310325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6.3937" calcext:value-type="float">
            <text:p>66.3937</text:p>
          </table:table-cell>
          <table:table-cell office:value-type="float" office:value="339.4994" calcext:value-type="float">
            <text:p>339.4994</text:p>
          </table:table-cell>
          <table:table-cell office:value-type="float" office:value="9.9873" calcext:value-type="float">
            <text:p>9.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.7391" calcext:value-type="float">
            <text:p>518.739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" calcext:value-type="float">
            <text:p>0</text:p>
          </table:table-cell>
          <table:table-cell office:value-type="float" office:value="240.6606" calcext:value-type="float">
            <text:p>240.6606</text:p>
          </table:table-cell>
          <table:table-cell office:value-type="float" office:value="60.1619" calcext:value-type="float">
            <text:p>60.1619</text:p>
          </table:table-cell>
          <table:table-cell office:value-type="float" office:value="0.0001" calcext:value-type="float">
            <text:p>0.0001</text:p>
          </table:table-cell>
          <table:table-cell office:value-type="float" office:value="49.302" calcext:value-type="float">
            <text:p>49.302</text:p>
          </table:table-cell>
          <table:table-cell office:value-type="float" office:value="10.0782" calcext:value-type="float">
            <text:p>10.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.5686" calcext:value-type="float">
            <text:p>817.5686</text:p>
          </table:table-cell>
        </table:table-row>
        <table:table-row table:style-name="ro1">
          <table:table-cell table:formula="of:=IF([.X46]=0; &quot;con&quot;; &quot;opt&quot;)" office:value-type="string" office:string-value="opt" calcext:value-type="string">
            <text:p>opt</text:p>
          </table:table-cell>
          <table:table-cell table:formula="of:=SQRT([.E46]/3)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16.9481" calcext:value-type="float">
            <text:p>416.9481</text:p>
          </table:table-cell>
          <table:table-cell office:value-type="float" office:value="120053530116" calcext:value-type="float">
            <text:p>120053530116</text:p>
          </table:table-cell>
          <table:table-cell office:value-type="float" office:value="0" calcext:value-type="float">
            <text:p>0</text:p>
          </table:table-cell>
          <table:table-cell office:value-type="float" office:value="7449" calcext:value-type="float">
            <text:p>74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164" calcext:value-type="float">
            <text:p>5164</text:p>
          </table:table-cell>
          <table:table-cell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287933981.26" calcext:value-type="float">
            <text:p>287933981.26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657425" calcext:value-type="float">
            <text:p>657425</text:p>
          </table:table-cell>
          <table:table-cell office:value-type="float" office:value="1014055" calcext:value-type="float">
            <text:p>101405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1.978" calcext:value-type="float">
            <text:p>21.978</text:p>
          </table:table-cell>
          <table:table-cell office:value-type="float" office:value="144.2429" calcext:value-type="float">
            <text:p>144.2429</text:p>
          </table:table-cell>
          <table:table-cell office:value-type="float" office:value="8.323" calcext:value-type="float">
            <text:p>8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.4707" calcext:value-type="float">
            <text:p>230.4707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167.5106" calcext:value-type="float">
            <text:p>167.5106</text:p>
          </table:table-cell>
          <table:table-cell office:value-type="float" office:value="30.2865" calcext:value-type="float">
            <text:p>30.2865</text:p>
          </table:table-cell>
          <table:table-cell office:value-type="float" office:value="0.0001" calcext:value-type="float">
            <text:p>0.0001</text:p>
          </table:table-cell>
          <table:table-cell office:value-type="float" office:value="49.7731" calcext:value-type="float">
            <text:p>49.7731</text:p>
          </table:table-cell>
          <table:table-cell office:value-type="float" office:value="9.9679" calcext:value-type="float">
            <text:p>9.9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.9719" calcext:value-type="float">
            <text:p>416.9719</text:p>
          </table:table-cell>
        </table:table-row>
      </table:table>
      <table:table table:name="runtime" table:style-name="ta1">
        <office:forms form:automatic-focus="false" form:apply-design-mode="false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default-cell-style-name="ce10"/>
        <table:table-column table:style-name="co39" table:default-cell-style-name="ce10"/>
        <table:table-column table:style-name="co38" table:default-cell-style-name="ce10"/>
        <table:table-column table:style-name="co39" table:default-cell-style-name="ce10"/>
        <table:table-column table:style-name="co38" table:default-cell-style-name="ce10"/>
        <table:table-column table:style-name="co39" table:default-cell-style-name="ce10"/>
        <table:table-column table:style-name="co38" table:number-columns-repeated="2" table:default-cell-style-name="ce10"/>
        <table:table-column table:style-name="co39" table:default-cell-style-name="ce10"/>
        <table:table-column table:style-name="co38" table:default-cell-style-name="ce10"/>
        <table:table-column table:style-name="co39" table:default-cell-style-name="ce10"/>
        <table:table-column table:style-name="co38" table:default-cell-style-name="ce10"/>
        <table:table-column table:style-name="co39" table:default-cell-style-name="ce10"/>
        <table:table-column table:style-name="co38" table:default-cell-style-name="ce10"/>
        <table:table-column table:style-name="co39" table:default-cell-style-name="Default"/>
        <table:table-row table:style-name="ro1">
          <table:table-cell office:value-type="string" calcext:value-type="string">
            <text:p>cores</text:p>
          </table:table-cell>
          <table:table-cell table:style-name="ce2" office:value-type="string" calcext:value-type="string" table:number-columns-spanned="8" table:number-rows-spanned="1">
            <text:p>conservative</text:p>
          </table:table-cell>
          <table:covered-table-cell table:number-columns-repeated="3" table:style-name="ce5"/>
          <table:covered-table-cell table:number-columns-repeated="4" table:style-name="ce8"/>
          <table:table-cell table:style-name="Default"/>
          <table:table-cell table:style-name="ce2" office:value-type="string" calcext:value-type="string" table:number-columns-spanned="8" table:number-rows-spanned="1">
            <text:p>optimistic</text:p>
          </table:table-cell>
          <table:covered-table-cell table:number-columns-repeated="3" table:style-name="ce5"/>
          <table:covered-table-cell table:number-columns-repeated="4" table:style-name="ce8"/>
        </table:table-row>
        <table:table-row table:style-name="ro1">
          <table:table-cell/>
          <table:table-cell table:style-name="ce8" office:value-type="string" calcext:value-type="string">
            <text:p>1K</text:p>
          </table:table-cell>
          <table:table-cell table:style-name="ce8"/>
          <table:table-cell table:style-name="ce8" office:value-type="string" calcext:value-type="string">
            <text:p>2K</text:p>
          </table:table-cell>
          <table:table-cell table:style-name="ce8"/>
          <table:table-cell table:style-name="ce8" office:value-type="string" calcext:value-type="string">
            <text:p>4K</text:p>
          </table:table-cell>
          <table:table-cell table:style-name="ce8"/>
          <table:table-cell table:style-name="ce8" office:value-type="string" calcext:value-type="string">
            <text:p>8K</text:p>
          </table:table-cell>
          <table:table-cell table:style-name="ce8"/>
          <table:table-cell table:style-name="Default"/>
          <table:table-cell table:style-name="ce8" office:value-type="string" calcext:value-type="string">
            <text:p>1K</text:p>
          </table:table-cell>
          <table:table-cell table:style-name="ce8"/>
          <table:table-cell table:style-name="ce8" office:value-type="string" calcext:value-type="string">
            <text:p>2K</text:p>
          </table:table-cell>
          <table:table-cell table:style-name="ce8"/>
          <table:table-cell table:style-name="ce8" office:value-type="string" calcext:value-type="string">
            <text:p>4K</text:p>
          </table:table-cell>
          <table:table-cell table:style-name="ce8"/>
          <table:table-cell table:style-name="ce8" office:value-type="string" calcext:value-type="string">
            <text:p>8K</text:p>
          </table:table-cell>
          <table:table-cell table:style-name="ce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table:formula="of:=[$aggregated.K2]" office:value-type="float" office:value="156.5313" calcext:value-type="float">
            <text:p>156.53</text:p>
          </table:table-cell>
          <table:table-cell table:style-name="ce6" table:formula="of:=IF([.B3]&lt;[.K3]; &quot;x&quot;; &quot;&quot;)" office:value-type="string" office:string-value="x" calcext:value-type="string">
            <text:p>x</text:p>
          </table:table-cell>
          <table:table-cell table:style-name="ce4" table:formula="of:=[$aggregated.K14]" office:value-type="float" office:value="727.4369" calcext:value-type="float">
            <text:p>727.44</text:p>
          </table:table-cell>
          <table:table-cell table:style-name="ce6" table:formula="of:=IF([.D3]&lt;[.M3]; &quot;x&quot;; &quot;&quot;)" office:value-type="string" office:string-value="x" calcext:value-type="string">
            <text:p>x</text:p>
          </table:table-cell>
          <table:table-cell table:style-name="ce4" table:formula="of:=[$aggregated.K26]" office:value-type="float" office:value="3369.9941" calcext:value-type="float">
            <text:p>3369.99</text:p>
          </table:table-cell>
          <table:table-cell table:style-name="ce6" table:formula="of:=IF([.F3]&lt;[.O3]; &quot;x&quot;; &quot;&quot;)" office:value-type="string" office:string-value="x" calcext:value-type="string">
            <text:p>x</text:p>
          </table:table-cell>
          <table:table-cell table:style-name="Default"/>
          <table:table-cell table:style-name="ce6" table:formula="of:=IF([.H3]&lt;[.Q3]; &quot;x&quot;; &quot;&quot;)">
            <text:p/>
          </table:table-cell>
          <table:table-cell table:style-name="ce7"/>
          <table:table-cell table:style-name="ce4" table:formula="of:=[$aggregated.K8]" office:value-type="float" office:value="165.4014" calcext:value-type="float">
            <text:p>165.40</text:p>
          </table:table-cell>
          <table:table-cell table:style-name="ce4" table:formula="of:=IF([.B3]&gt;[.K3]; &quot;x&quot;; &quot;&quot;)">
            <text:p/>
          </table:table-cell>
          <table:table-cell table:style-name="ce4" table:formula="of:=[$aggregated.K20]" office:value-type="float" office:value="760.6619" calcext:value-type="float">
            <text:p>760.66</text:p>
          </table:table-cell>
          <table:table-cell table:style-name="ce4" table:formula="of:=IF([.D3]&gt;[.M3]; &quot;x&quot;; &quot;&quot;)">
            <text:p/>
          </table:table-cell>
          <table:table-cell table:style-name="ce4" table:formula="of:=[$aggregated.K32]" office:value-type="float" office:value="3544.2555" calcext:value-type="float">
            <text:p>3544.26</text:p>
          </table:table-cell>
          <table:table-cell table:style-name="ce4" table:formula="of:=IF([.F3]&gt;[.O3]; &quot;x&quot;; &quot;&quot;)">
            <text:p/>
          </table:table-cell>
          <table:table-cell table:style-name="Default"/>
          <table:table-cell table:style-name="ce4" table:formula="of:=IF([.H3]&gt;[.Q3]; &quot;x&quot;; 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formula="of:=[$aggregated.K3]" office:value-type="float" office:value="77.3269" calcext:value-type="float">
            <text:p>77.33</text:p>
          </table:table-cell>
          <table:table-cell table:style-name="ce6" table:formula="of:=IF([.B4]&lt;[.K4]; &quot;x&quot;; &quot;&quot;)" office:value-type="string" office:string-value="x" calcext:value-type="string">
            <text:p>x</text:p>
          </table:table-cell>
          <table:table-cell table:style-name="ce4" table:formula="of:=[$aggregated.K15]" office:value-type="float" office:value="346.9663" calcext:value-type="float">
            <text:p>346.97</text:p>
          </table:table-cell>
          <table:table-cell table:style-name="ce6" table:formula="of:=IF([.D4]&lt;[.M4]; &quot;x&quot;; &quot;&quot;)" office:value-type="string" office:string-value="x" calcext:value-type="string">
            <text:p>x</text:p>
          </table:table-cell>
          <table:table-cell table:style-name="ce4" table:formula="of:=[$aggregated.K27]" office:value-type="float" office:value="1560.5103" calcext:value-type="float">
            <text:p>1560.51</text:p>
          </table:table-cell>
          <table:table-cell table:style-name="ce6" table:formula="of:=IF([.F4]&lt;[.O4]; &quot;x&quot;; &quot;&quot;)" office:value-type="string" office:string-value="x" calcext:value-type="string">
            <text:p>x</text:p>
          </table:table-cell>
          <table:table-cell table:style-name="ce4" table:formula="of:=[$aggregated.K38]" office:value-type="float" office:value="7348.2899" calcext:value-type="float">
            <text:p>7348.29</text:p>
          </table:table-cell>
          <table:table-cell table:style-name="ce6" table:formula="of:=IF([.H4]&lt;[.Q4]; &quot;x&quot;; &quot;&quot;)">
            <text:p/>
          </table:table-cell>
          <table:table-cell table:style-name="ce7"/>
          <table:table-cell table:style-name="ce4" table:formula="of:=[$aggregated.K9]" office:value-type="float" office:value="81.232" calcext:value-type="float">
            <text:p>81.23</text:p>
          </table:table-cell>
          <table:table-cell table:style-name="ce4" table:formula="of:=IF([.B4]&gt;[.K4]; &quot;x&quot;; &quot;&quot;)">
            <text:p/>
          </table:table-cell>
          <table:table-cell table:style-name="ce4" table:formula="of:=[$aggregated.K21]" office:value-type="float" office:value="363.9712" calcext:value-type="float">
            <text:p>363.97</text:p>
          </table:table-cell>
          <table:table-cell table:style-name="ce4" table:formula="of:=IF([.D4]&gt;[.M4]; &quot;x&quot;; &quot;&quot;)">
            <text:p/>
          </table:table-cell>
          <table:table-cell table:style-name="ce4" table:formula="of:=[$aggregated.K33]" office:value-type="float" office:value="1652.4847" calcext:value-type="float">
            <text:p>1652.48</text:p>
          </table:table-cell>
          <table:table-cell table:style-name="ce4" table:formula="of:=IF([.F4]&gt;[.O4]; &quot;x&quot;; &quot;&quot;)">
            <text:p/>
          </table:table-cell>
          <table:table-cell table:style-name="ce4"/>
          <table:table-cell table:style-name="ce4" table:formula="of:=IF([.H4]&gt;[.Q4]; &quot;x&quot;; 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table:formula="of:=[$aggregated.K4]" office:value-type="float" office:value="40.8124" calcext:value-type="float">
            <text:p>40.81</text:p>
          </table:table-cell>
          <table:table-cell table:style-name="ce6" table:formula="of:=IF([.B5]&lt;[.K5]; &quot;x&quot;; &quot;&quot;)">
            <text:p/>
          </table:table-cell>
          <table:table-cell table:style-name="ce4" table:formula="of:=[$aggregated.K16]" office:value-type="float" office:value="166.4624" calcext:value-type="float">
            <text:p>166.46</text:p>
          </table:table-cell>
          <table:table-cell table:style-name="ce6" table:formula="of:=IF([.D5]&lt;[.M5]; &quot;x&quot;; &quot;&quot;)" office:value-type="string" office:string-value="x" calcext:value-type="string">
            <text:p>x</text:p>
          </table:table-cell>
          <table:table-cell table:style-name="ce4" table:formula="of:=[$aggregated.K28]" office:value-type="float" office:value="737.7348" calcext:value-type="float">
            <text:p>737.73</text:p>
          </table:table-cell>
          <table:table-cell table:style-name="ce6" table:formula="of:=IF([.F5]&lt;[.O5]; &quot;x&quot;; &quot;&quot;)" office:value-type="string" office:string-value="x" calcext:value-type="string">
            <text:p>x</text:p>
          </table:table-cell>
          <table:table-cell table:style-name="ce4" table:formula="of:=[$aggregated.K39]" office:value-type="float" office:value="3348.3885" calcext:value-type="float">
            <text:p>3348.39</text:p>
          </table:table-cell>
          <table:table-cell table:style-name="ce6" table:formula="of:=IF([.H5]&lt;[.Q5]; &quot;x&quot;; &quot;&quot;)" office:value-type="string" office:string-value="x" calcext:value-type="string">
            <text:p>x</text:p>
          </table:table-cell>
          <table:table-cell table:style-name="ce7"/>
          <table:table-cell table:style-name="ce4" table:formula="of:=[$aggregated.K10]" office:value-type="float" office:value="40.5295" calcext:value-type="float">
            <text:p>40.53</text:p>
          </table:table-cell>
          <table:table-cell table:style-name="ce4" table:formula="of:=IF([.B5]&gt;[.K5]; &quot;x&quot;; &quot;&quot;)" office:value-type="string" office:string-value="x" calcext:value-type="string">
            <text:p>x</text:p>
          </table:table-cell>
          <table:table-cell table:style-name="ce4" table:formula="of:=[$aggregated.K22]" office:value-type="float" office:value="175.1778" calcext:value-type="float">
            <text:p>175.18</text:p>
          </table:table-cell>
          <table:table-cell table:style-name="ce4" table:formula="of:=IF([.D5]&gt;[.M5]; &quot;x&quot;; &quot;&quot;)">
            <text:p/>
          </table:table-cell>
          <table:table-cell table:style-name="ce4" table:formula="of:=[$aggregated.K34]" office:value-type="float" office:value="783.1536" calcext:value-type="float">
            <text:p>783.15</text:p>
          </table:table-cell>
          <table:table-cell table:style-name="ce4" table:formula="of:=IF([.F5]&gt;[.O5]; &quot;x&quot;; &quot;&quot;)">
            <text:p/>
          </table:table-cell>
          <table:table-cell table:style-name="ce4" table:formula="of:=[$aggregated.K43]" office:value-type="float" office:value="3612.1286" calcext:value-type="float">
            <text:p>3612.13</text:p>
          </table:table-cell>
          <table:table-cell table:style-name="ce4" table:formula="of:=IF([.H5]&gt;[.Q5]; &quot;x&quot;; 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table:formula="of:=[$aggregated.K5]" office:value-type="float" office:value="23.5526" calcext:value-type="float">
            <text:p>23.55</text:p>
          </table:table-cell>
          <table:table-cell table:style-name="ce6" table:formula="of:=IF([.B6]&lt;[.K6]; &quot;x&quot;; &quot;&quot;)">
            <text:p/>
          </table:table-cell>
          <table:table-cell table:style-name="ce4" table:formula="of:=[$aggregated.K17]" office:value-type="float" office:value="87.3466" calcext:value-type="float">
            <text:p>87.35</text:p>
          </table:table-cell>
          <table:table-cell table:style-name="ce6" table:formula="of:=IF([.D6]&lt;[.M6]; &quot;x&quot;; &quot;&quot;)">
            <text:p/>
          </table:table-cell>
          <table:table-cell table:style-name="ce4" table:formula="of:=[$aggregated.K29]" office:value-type="float" office:value="356.8258" calcext:value-type="float">
            <text:p>356.83</text:p>
          </table:table-cell>
          <table:table-cell table:style-name="ce6" table:formula="of:=IF([.F6]&lt;[.O6]; &quot;x&quot;; &quot;&quot;)" office:value-type="string" office:string-value="x" calcext:value-type="string">
            <text:p>x</text:p>
          </table:table-cell>
          <table:table-cell table:style-name="ce4" table:formula="of:=[$aggregated.K40]" office:value-type="float" office:value="1583.7563" calcext:value-type="float">
            <text:p>1583.76</text:p>
          </table:table-cell>
          <table:table-cell table:style-name="ce6" table:formula="of:=IF([.H6]&lt;[.Q6]; &quot;x&quot;; &quot;&quot;)" office:value-type="string" office:string-value="x" calcext:value-type="string">
            <text:p>x</text:p>
          </table:table-cell>
          <table:table-cell table:style-name="ce7"/>
          <table:table-cell table:style-name="ce4" table:formula="of:=[$aggregated.K11]" office:value-type="float" office:value="21.4306" calcext:value-type="float">
            <text:p>21.43</text:p>
          </table:table-cell>
          <table:table-cell table:style-name="ce4" table:formula="of:=IF([.B6]&gt;[.K6]; &quot;x&quot;; &quot;&quot;)" office:value-type="string" office:string-value="x" calcext:value-type="string">
            <text:p>x</text:p>
          </table:table-cell>
          <table:table-cell table:style-name="ce4" table:formula="of:=[$aggregated.K23]" office:value-type="float" office:value="87.2099" calcext:value-type="float">
            <text:p>87.21</text:p>
          </table:table-cell>
          <table:table-cell table:style-name="ce4" table:formula="of:=IF([.D6]&gt;[.M6]; &quot;x&quot;; &quot;&quot;)" office:value-type="string" office:string-value="x" calcext:value-type="string">
            <text:p>x</text:p>
          </table:table-cell>
          <table:table-cell table:style-name="ce4" table:formula="of:=[$aggregated.K35]" office:value-type="float" office:value="378.8953" calcext:value-type="float">
            <text:p>378.90</text:p>
          </table:table-cell>
          <table:table-cell table:style-name="ce4" table:formula="of:=IF([.F6]&gt;[.O6]; &quot;x&quot;; &quot;&quot;)">
            <text:p/>
          </table:table-cell>
          <table:table-cell table:style-name="ce4" table:formula="of:=[$aggregated.K44]" office:value-type="float" office:value="1701.3426" calcext:value-type="float">
            <text:p>1701.34</text:p>
          </table:table-cell>
          <table:table-cell table:style-name="ce4" table:formula="of:=IF([.H6]&gt;[.Q6]; &quot;x&quot;; 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4" table:formula="of:=[$aggregated.K6]" office:value-type="float" office:value="18.1153" calcext:value-type="float">
            <text:p>18.12</text:p>
          </table:table-cell>
          <table:table-cell table:style-name="ce6" table:formula="of:=IF([.B7]&lt;[.K7]; &quot;x&quot;; &quot;&quot;)">
            <text:p/>
          </table:table-cell>
          <table:table-cell table:style-name="ce4" table:formula="of:=[$aggregated.K18]" office:value-type="float" office:value="53.3631" calcext:value-type="float">
            <text:p>53.36</text:p>
          </table:table-cell>
          <table:table-cell table:style-name="ce6" table:formula="of:=IF([.D7]&lt;[.M7]; &quot;x&quot;; &quot;&quot;)">
            <text:p/>
          </table:table-cell>
          <table:table-cell table:style-name="ce4" table:formula="of:=[$aggregated.K30]" office:value-type="float" office:value="187.5855" calcext:value-type="float">
            <text:p>187.59</text:p>
          </table:table-cell>
          <table:table-cell table:style-name="ce6" table:formula="of:=IF([.F7]&lt;[.O7]; &quot;x&quot;; &quot;&quot;)" office:value-type="string" office:string-value="x" calcext:value-type="string">
            <text:p>x</text:p>
          </table:table-cell>
          <table:table-cell table:style-name="ce4" table:formula="of:=[$aggregated.K41]" office:value-type="float" office:value="752.8321" calcext:value-type="float">
            <text:p>752.83</text:p>
          </table:table-cell>
          <table:table-cell table:style-name="ce6" table:formula="of:=IF([.H7]&lt;[.Q7]; &quot;x&quot;; &quot;&quot;)" office:value-type="string" office:string-value="x" calcext:value-type="string">
            <text:p>x</text:p>
          </table:table-cell>
          <table:table-cell table:style-name="ce7"/>
          <table:table-cell table:style-name="ce4" table:formula="of:=[$aggregated.K12]" office:value-type="float" office:value="13.9817" calcext:value-type="float">
            <text:p>13.98</text:p>
          </table:table-cell>
          <table:table-cell table:style-name="ce4" table:formula="of:=IF([.B7]&gt;[.K7]; &quot;x&quot;; &quot;&quot;)" office:value-type="string" office:string-value="x" calcext:value-type="string">
            <text:p>x</text:p>
          </table:table-cell>
          <table:table-cell table:style-name="ce4" table:formula="of:=[$aggregated.K24]" office:value-type="float" office:value="47.4369" calcext:value-type="float">
            <text:p>47.44</text:p>
          </table:table-cell>
          <table:table-cell table:style-name="ce4" table:formula="of:=IF([.D7]&gt;[.M7]; &quot;x&quot;; &quot;&quot;)" office:value-type="string" office:string-value="x" calcext:value-type="string">
            <text:p>x</text:p>
          </table:table-cell>
          <table:table-cell table:style-name="ce4" table:formula="of:=[$aggregated.K36]" office:value-type="float" office:value="188.7062" calcext:value-type="float">
            <text:p>188.71</text:p>
          </table:table-cell>
          <table:table-cell table:style-name="ce4" table:formula="of:=IF([.F7]&gt;[.O7]; &quot;x&quot;; &quot;&quot;)">
            <text:p/>
          </table:table-cell>
          <table:table-cell table:style-name="ce4" table:formula="of:=[$aggregated.K45]" office:value-type="float" office:value="817.5156" calcext:value-type="float">
            <text:p>817.52</text:p>
          </table:table-cell>
          <table:table-cell table:style-name="ce4" table:formula="of:=IF([.H7]&gt;[.Q7]; &quot;x&quot;; &quot;&quot;)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4" table:formula="of:=[$aggregated.K7]" office:value-type="float" office:value="13.4998" calcext:value-type="float">
            <text:p>13.50</text:p>
          </table:table-cell>
          <table:table-cell table:style-name="ce6" table:formula="of:=IF([.B8]&lt;[.K8]; &quot;x&quot;; &quot;&quot;)" office:value-type="string" office:string-value="x" calcext:value-type="string">
            <text:p>x</text:p>
          </table:table-cell>
          <table:table-cell table:style-name="ce4" table:formula="of:=[$aggregated.K19]" office:value-type="float" office:value="38.7285" calcext:value-type="float">
            <text:p>38.73</text:p>
          </table:table-cell>
          <table:table-cell table:style-name="ce6" table:formula="of:=IF([.D8]&lt;[.M8]; &quot;x&quot;; &quot;&quot;)">
            <text:p/>
          </table:table-cell>
          <table:table-cell table:style-name="ce4" table:formula="of:=[$aggregated.K31]" office:value-type="float" office:value="113.1079" calcext:value-type="float">
            <text:p>113.11</text:p>
          </table:table-cell>
          <table:table-cell table:style-name="ce6" table:formula="of:=IF([.F8]&lt;[.O8]; &quot;x&quot;; &quot;&quot;)">
            <text:p/>
          </table:table-cell>
          <table:table-cell table:style-name="ce4" table:formula="of:=[$aggregated.K42]" office:value-type="float" office:value="412.1788" calcext:value-type="float">
            <text:p>412.18</text:p>
          </table:table-cell>
          <table:table-cell table:style-name="ce6" table:formula="of:=IF([.H8]&lt;[.Q8]; &quot;x&quot;; &quot;&quot;)" office:value-type="string" office:string-value="x" calcext:value-type="string">
            <text:p>x</text:p>
          </table:table-cell>
          <table:table-cell table:style-name="ce7"/>
          <table:table-cell table:style-name="ce4" table:formula="of:=[$aggregated.K13]" office:value-type="float" office:value="14.7115" calcext:value-type="float">
            <text:p>14.71</text:p>
          </table:table-cell>
          <table:table-cell table:style-name="ce4" table:formula="of:=IF([.B8]&gt;[.K8]; &quot;x&quot;; &quot;&quot;)">
            <text:p/>
          </table:table-cell>
          <table:table-cell table:style-name="ce4" table:formula="of:=[$aggregated.K25]" office:value-type="float" office:value="34.3719" calcext:value-type="float">
            <text:p>34.37</text:p>
          </table:table-cell>
          <table:table-cell table:style-name="ce4" table:formula="of:=IF([.D8]&gt;[.M8]; &quot;x&quot;; &quot;&quot;)" office:value-type="string" office:string-value="x" calcext:value-type="string">
            <text:p>x</text:p>
          </table:table-cell>
          <table:table-cell table:style-name="ce4" table:formula="of:=[$aggregated.K37]" office:value-type="float" office:value="110.9548" calcext:value-type="float">
            <text:p>110.95</text:p>
          </table:table-cell>
          <table:table-cell table:style-name="ce4" table:formula="of:=IF([.F8]&gt;[.O8]; &quot;x&quot;; &quot;&quot;)" office:value-type="string" office:string-value="x" calcext:value-type="string">
            <text:p>x</text:p>
          </table:table-cell>
          <table:table-cell table:style-name="ce4" table:formula="of:=[$aggregated.K46]" office:value-type="float" office:value="416.9481" calcext:value-type="float">
            <text:p>416.95</text:p>
          </table:table-cell>
          <table:table-cell table:style-name="ce4" table:formula="of:=IF([.H8]&gt;[.Q8]; &quot;x&quot;; &quot;&quot;)">
            <text:p/>
          </table:table-cell>
        </table:table-row>
        <table:table-row table:style-name="ro1">
          <table:table-cell table:number-columns-repeated="3"/>
          <table:table-cell table:style-name="Default" table:number-columns-repeated="14"/>
          <table:table-cell/>
        </table:table-row>
        <table:table-row table:style-name="ro1">
          <table:table-cell/>
          <table:table-cell office:value-type="string" calcext:value-type="string">
            <text:p>x indicates fastest between the two classes</text:p>
          </table:table-cell>
          <table:table-cell/>
          <table:table-cell table:style-name="Default" table:number-columns-repeated="14"/>
          <table:table-cell/>
        </table:table-row>
        <table:table-row table:style-name="ro1">
          <table:table-cell table:number-columns-repeated="3"/>
          <table:table-cell table:style-name="Default" table:number-columns-repeated="14"/>
          <table:table-cell/>
        </table:table-row>
        <table:table-row table:style-name="ro1">
          <table:table-cell table:style-name="ce1" table:formula="of:=CONCATENATE([.A3]; &quot; - &quot;; [.A4])" office:value-type="string" office:string-value="32 - 64" calcext:value-type="string">
            <text:p>32 - 64</text:p>
          </table:table-cell>
          <table:table-cell table:style-name="ce10" table:formula="of:=[.B3]/[.B4]" office:value-type="float" office:value="2.02428003708929" calcext:value-type="float">
            <text:p>2.02</text:p>
          </table:table-cell>
          <table:table-cell table:style-name="ce10"/>
          <table:table-cell table:formula="of:=[.D3]/[.D4]" office:value-type="float" office:value="2.09656355674888" calcext:value-type="float">
            <text:p>2.10</text:p>
          </table:table-cell>
          <table:table-cell/>
          <table:table-cell table:formula="of:=[.F3]/[.F4]" office:value-type="float" office:value="2.15954620741689" calcext:value-type="float">
            <text:p>2.16</text:p>
          </table:table-cell>
          <table:table-cell table:number-columns-repeated="4"/>
          <table:table-cell table:formula="of:=[.K3]/[.K4]" office:value-type="float" office:value="2.03616062635415" calcext:value-type="float">
            <text:p>2.04</text:p>
          </table:table-cell>
          <table:table-cell/>
          <table:table-cell table:formula="of:=[.M3]/[.M4]" office:value-type="float" office:value="2.08989584890233" calcext:value-type="float">
            <text:p>2.09</text:p>
          </table:table-cell>
          <table:table-cell/>
          <table:table-cell table:formula="of:=[.O3]/[.O4]" office:value-type="float" office:value="2.14480382178425" calcext:value-type="float">
            <text:p>2.14</text:p>
          </table:table-cell>
          <table:table-cell table:number-columns-repeated="3"/>
        </table:table-row>
        <table:table-row table:style-name="ro1">
          <table:table-cell table:style-name="ce1" table:formula="of:=CONCATENATE([.A4]; &quot; - &quot;; [.A5])" office:value-type="string" office:string-value="64 - 128" calcext:value-type="string">
            <text:p>64 - 128</text:p>
          </table:table-cell>
          <table:table-cell table:style-name="ce10" table:formula="of:=[.B4]/[.B5]" office:value-type="float" office:value="1.89469131930492" calcext:value-type="float">
            <text:p>1.89</text:p>
          </table:table-cell>
          <table:table-cell table:style-name="ce10"/>
          <table:table-cell table:formula="of:=[.D4]/[.D5]" office:value-type="float" office:value="2.08435238227972" calcext:value-type="float">
            <text:p>2.08</text:p>
          </table:table-cell>
          <table:table-cell/>
          <table:table-cell table:formula="of:=[.F4]/[.F5]" office:value-type="float" office:value="2.11527272401953" calcext:value-type="float">
            <text:p>2.12</text:p>
          </table:table-cell>
          <table:table-cell/>
          <table:table-cell table:formula="of:=[.H4]/[.H5]" office:value-type="float" office:value="2.19457506200371" calcext:value-type="float">
            <text:p>2.19</text:p>
          </table:table-cell>
          <table:table-cell table:number-columns-repeated="2"/>
          <table:table-cell table:formula="of:=[.K4]/[.K5]" office:value-type="float" office:value="2.00426849578702" calcext:value-type="float">
            <text:p>2.00</text:p>
          </table:table-cell>
          <table:table-cell/>
          <table:table-cell table:formula="of:=[.M4]/[.M5]" office:value-type="float" office:value="2.07772446051954" calcext:value-type="float">
            <text:p>2.08</text:p>
          </table:table-cell>
          <table:table-cell/>
          <table:table-cell table:formula="of:=[.O4]/[.O5]" office:value-type="float" office:value="2.11003907790247" calcext:value-type="float">
            <text:p>2.11</text:p>
          </table:table-cell>
          <table:table-cell table:number-columns-repeated="3"/>
        </table:table-row>
        <table:table-row table:style-name="ro1">
          <table:table-cell table:style-name="ce1" table:formula="of:=CONCATENATE([.A5]; &quot; - &quot;; [.A6])" office:value-type="string" office:string-value="128 - 256" calcext:value-type="string">
            <text:p>128 - 256</text:p>
          </table:table-cell>
          <table:table-cell table:style-name="ce10" table:formula="of:=[.B5]/[.B6]" office:value-type="float" office:value="1.73281930657337" calcext:value-type="float">
            <text:p>1.73</text:p>
          </table:table-cell>
          <table:table-cell table:style-name="ce10"/>
          <table:table-cell table:formula="of:=[.D5]/[.D6]" office:value-type="float" office:value="1.90576851302741" calcext:value-type="float">
            <text:p>1.91</text:p>
          </table:table-cell>
          <table:table-cell/>
          <table:table-cell table:formula="of:=[.F5]/[.F6]" office:value-type="float" office:value="2.06749287747691" calcext:value-type="float">
            <text:p>2.07</text:p>
          </table:table-cell>
          <table:table-cell/>
          <table:table-cell table:formula="of:=[.H5]/[.H6]" office:value-type="float" office:value="2.11420690165526" calcext:value-type="float">
            <text:p>2.11</text:p>
          </table:table-cell>
          <table:table-cell table:number-columns-repeated="2"/>
          <table:table-cell table:formula="of:=[.K5]/[.K6]" office:value-type="float" office:value="1.89119763329072" calcext:value-type="float">
            <text:p>1.89</text:p>
          </table:table-cell>
          <table:table-cell/>
          <table:table-cell table:formula="of:=[.M5]/[.M6]" office:value-type="float" office:value="2.0086916737664" calcext:value-type="float">
            <text:p>2.01</text:p>
          </table:table-cell>
          <table:table-cell/>
          <table:table-cell table:formula="of:=[.O5]/[.O6]" office:value-type="float" office:value="2.06693933653967" calcext:value-type="float">
            <text:p>2.07</text:p>
          </table:table-cell>
          <table:table-cell/>
          <table:table-cell table:formula="of:=[.Q5]/[.Q6]" office:value-type="float" office:value="2.12310477619264" calcext:value-type="float">
            <text:p>2.12</text:p>
          </table:table-cell>
          <table:table-cell/>
        </table:table-row>
        <table:table-row table:style-name="ro1">
          <table:table-cell table:style-name="ce1" table:formula="of:=CONCATENATE([.A6]; &quot; - &quot;; [.A7])" office:value-type="string" office:string-value="256 - 512" calcext:value-type="string">
            <text:p>256 - 512</text:p>
          </table:table-cell>
          <table:table-cell table:style-name="ce10" table:formula="of:=[.B6]/[.B7]" office:value-type="float" office:value="1.30014959730173" calcext:value-type="float">
            <text:p>1.30</text:p>
          </table:table-cell>
          <table:table-cell table:style-name="ce10"/>
          <table:table-cell table:formula="of:=[.D6]/[.D7]" office:value-type="float" office:value="1.63683519135882" calcext:value-type="float">
            <text:p>1.64</text:p>
          </table:table-cell>
          <table:table-cell/>
          <table:table-cell table:formula="of:=[.F6]/[.F7]" office:value-type="float" office:value="1.90220352852433" calcext:value-type="float">
            <text:p>1.90</text:p>
          </table:table-cell>
          <table:table-cell/>
          <table:table-cell table:formula="of:=[.H6]/[.H7]" office:value-type="float" office:value="2.10373109754486" calcext:value-type="float">
            <text:p>2.10</text:p>
          </table:table-cell>
          <table:table-cell table:number-columns-repeated="2"/>
          <table:table-cell table:formula="of:=[.K6]/[.K7]" office:value-type="float" office:value="1.53276068003176" calcext:value-type="float">
            <text:p>1.53</text:p>
          </table:table-cell>
          <table:table-cell/>
          <table:table-cell table:formula="of:=[.M6]/[.M7]" office:value-type="float" office:value="1.83844011729266" calcext:value-type="float">
            <text:p>1.84</text:p>
          </table:table-cell>
          <table:table-cell/>
          <table:table-cell table:formula="of:=[.O6]/[.O7]" office:value-type="float" office:value="2.00785824737078" calcext:value-type="float">
            <text:p>2.01</text:p>
          </table:table-cell>
          <table:table-cell/>
          <table:table-cell table:formula="of:=[.Q6]/[.Q7]" office:value-type="float" office:value="2.08111331453492" calcext:value-type="float">
            <text:p>2.08</text:p>
          </table:table-cell>
          <table:table-cell/>
        </table:table-row>
        <table:table-row table:style-name="ro1">
          <table:table-cell table:style-name="ce1" table:formula="of:=CONCATENATE([.A7]; &quot; - &quot;; [.A8])" office:value-type="string" office:string-value="512 - 1024" calcext:value-type="string">
            <text:p>512 - 1024</text:p>
          </table:table-cell>
          <table:table-cell table:style-name="ce10" table:formula="of:=[.B7]/[.B8]" office:value-type="float" office:value="1.3418939539845" calcext:value-type="float">
            <text:p>1.34</text:p>
          </table:table-cell>
          <table:table-cell table:style-name="ce10"/>
          <table:table-cell table:formula="of:=[.D7]/[.D8]" office:value-type="float" office:value="1.3778767574267" calcext:value-type="float">
            <text:p>1.38</text:p>
          </table:table-cell>
          <table:table-cell/>
          <table:table-cell table:formula="of:=[.F7]/[.F8]" office:value-type="float" office:value="1.65846505858565" calcext:value-type="float">
            <text:p>1.66</text:p>
          </table:table-cell>
          <table:table-cell/>
          <table:table-cell table:formula="of:=[.H7]/[.H8]" office:value-type="float" office:value="1.82646972624502" calcext:value-type="float">
            <text:p>1.83</text:p>
          </table:table-cell>
          <table:table-cell table:number-columns-repeated="2"/>
          <table:table-cell table:formula="of:=[.K7]/[.K8]" office:value-type="float" office:value="0.950392550045883" calcext:value-type="float">
            <text:p>0.95</text:p>
          </table:table-cell>
          <table:table-cell/>
          <table:table-cell table:formula="of:=[.M7]/[.M8]" office:value-type="float" office:value="1.38010700601363" calcext:value-type="float">
            <text:p>1.38</text:p>
          </table:table-cell>
          <table:table-cell/>
          <table:table-cell table:formula="of:=[.O7]/[.O8]" office:value-type="float" office:value="1.70074841286722" calcext:value-type="float">
            <text:p>1.70</text:p>
          </table:table-cell>
          <table:table-cell/>
          <table:table-cell table:formula="of:=[.Q7]/[.Q8]" office:value-type="float" office:value="1.96071309594647" calcext:value-type="float">
            <text:p>1.96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14"/>
          <table:table-cell/>
        </table:table-row>
        <table:table-row table:style-name="ro1">
          <table:table-cell table:formula="of:=[.A3]" office:value-type="float" office:value="32" calcext:value-type="float">
            <text:p>32</text:p>
          </table:table-cell>
          <table:table-cell table:number-columns-repeated="2"/>
          <table:table-cell table:formula="of:=[.D3]/[.B3]" office:value-type="float" office:value="4.64722965949941" calcext:value-type="float">
            <text:p>4.65</text:p>
          </table:table-cell>
          <table:table-cell/>
          <table:table-cell table:formula="of:=[.F3]/[.D3]" office:value-type="float" office:value="4.63269611426091" calcext:value-type="float">
            <text:p>4.63</text:p>
          </table:table-cell>
          <table:table-cell table:number-columns-repeated="6"/>
          <table:table-cell table:formula="of:=[.M3]/[.K3]" office:value-type="float" office:value="4.59888428997578" calcext:value-type="float">
            <text:p>4.60</text:p>
          </table:table-cell>
          <table:table-cell/>
          <table:table-cell table:formula="of:=[.O3]/[.M3]" office:value-type="float" office:value="4.65943607797367" calcext:value-type="float">
            <text:p>4.66</text:p>
          </table:table-cell>
          <table:table-cell table:number-columns-repeated="3"/>
        </table:table-row>
        <table:table-row table:style-name="ro1">
          <table:table-cell table:formula="of:=[.A4]" office:value-type="float" office:value="64" calcext:value-type="float">
            <text:p>64</text:p>
          </table:table-cell>
          <table:table-cell table:number-columns-repeated="2"/>
          <table:table-cell table:formula="of:=[.D4]/[.B4]" office:value-type="float" office:value="4.48700646217552" calcext:value-type="float">
            <text:p>4.49</text:p>
          </table:table-cell>
          <table:table-cell/>
          <table:table-cell table:formula="of:=[.F4]/[.D4]" office:value-type="float" office:value="4.49758463574128" calcext:value-type="float">
            <text:p>4.50</text:p>
          </table:table-cell>
          <table:table-cell/>
          <table:table-cell table:formula="of:=[.H4]/[.F4]" office:value-type="float" office:value="4.7089018893371" calcext:value-type="float">
            <text:p>4.71</text:p>
          </table:table-cell>
          <table:table-cell table:number-columns-repeated="4"/>
          <table:table-cell table:formula="of:=[.M4]/[.K4]" office:value-type="float" office:value="4.48063817214891" calcext:value-type="float">
            <text:p>4.48</text:p>
          </table:table-cell>
          <table:table-cell/>
          <table:table-cell table:formula="of:=[.O4]/[.M4]" office:value-type="float" office:value="4.54015235271362" calcext:value-type="float">
            <text:p>4.54</text:p>
          </table:table-cell>
          <table:table-cell table:number-columns-repeated="3"/>
        </table:table-row>
        <table:table-row table:style-name="ro1">
          <table:table-cell table:formula="of:=[.A5]" office:value-type="float" office:value="128" calcext:value-type="float">
            <text:p>128</text:p>
          </table:table-cell>
          <table:table-cell table:number-columns-repeated="2"/>
          <table:table-cell table:formula="of:=[.D5]/[.B5]" office:value-type="float" office:value="4.07872117297684" calcext:value-type="float">
            <text:p>4.08</text:p>
          </table:table-cell>
          <table:table-cell/>
          <table:table-cell table:formula="of:=[.F5]/[.D5]" office:value-type="float" office:value="4.43184046367228" calcext:value-type="float">
            <text:p>4.43</text:p>
          </table:table-cell>
          <table:table-cell/>
          <table:table-cell table:formula="of:=[.H5]/[.F5]" office:value-type="float" office:value="4.5387427839923" calcext:value-type="float">
            <text:p>4.54</text:p>
          </table:table-cell>
          <table:table-cell table:number-columns-repeated="4"/>
          <table:table-cell table:formula="of:=[.M5]/[.K5]" office:value-type="float" office:value="4.32222948716367" calcext:value-type="float">
            <text:p>4.32</text:p>
          </table:table-cell>
          <table:table-cell/>
          <table:table-cell table:formula="of:=[.O5]/[.M5]" office:value-type="float" office:value="4.47062127735364" calcext:value-type="float">
            <text:p>4.47</text:p>
          </table:table-cell>
          <table:table-cell/>
          <table:table-cell table:formula="of:=[.Q5]/[.O5]" office:value-type="float" office:value="4.61228627436559" calcext:value-type="float">
            <text:p>4.61</text:p>
          </table:table-cell>
          <table:table-cell/>
        </table:table-row>
        <table:table-row table:style-name="ro1">
          <table:table-cell table:formula="of:=[.A6]" office:value-type="float" office:value="256" calcext:value-type="float">
            <text:p>256</text:p>
          </table:table-cell>
          <table:table-cell table:number-columns-repeated="2"/>
          <table:table-cell table:formula="of:=[.D6]/[.B6]" office:value-type="float" office:value="3.70857569864898" calcext:value-type="float">
            <text:p>3.71</text:p>
          </table:table-cell>
          <table:table-cell/>
          <table:table-cell table:formula="of:=[.F6]/[.D6]" office:value-type="float" office:value="4.08517103127082" calcext:value-type="float">
            <text:p>4.09</text:p>
          </table:table-cell>
          <table:table-cell/>
          <table:table-cell table:formula="of:=[.H6]/[.F6]" office:value-type="float" office:value="4.43845792540786" calcext:value-type="float">
            <text:p>4.44</text:p>
          </table:table-cell>
          <table:table-cell table:number-columns-repeated="4"/>
          <table:table-cell table:formula="of:=[.M6]/[.K6]" office:value-type="float" office:value="4.06941009584426" calcext:value-type="float">
            <text:p>4.07</text:p>
          </table:table-cell>
          <table:table-cell/>
          <table:table-cell table:formula="of:=[.O6]/[.M6]" office:value-type="float" office:value="4.34463633142568" calcext:value-type="float">
            <text:p>4.34</text:p>
          </table:table-cell>
          <table:table-cell/>
          <table:table-cell table:formula="of:=[.Q6]/[.O6]" office:value-type="float" office:value="4.49027105904982" calcext:value-type="float">
            <text:p>4.49</text:p>
          </table:table-cell>
          <table:table-cell/>
        </table:table-row>
        <table:table-row table:style-name="ro1">
          <table:table-cell table:formula="of:=[.A7]" office:value-type="float" office:value="512" calcext:value-type="float">
            <text:p>512</text:p>
          </table:table-cell>
          <table:table-cell table:number-columns-repeated="2"/>
          <table:table-cell table:formula="of:=[.D7]/[.B7]" office:value-type="float" office:value="2.94574751729201" calcext:value-type="float">
            <text:p>2.95</text:p>
          </table:table-cell>
          <table:table-cell/>
          <table:table-cell table:formula="of:=[.F7]/[.D7]" office:value-type="float" office:value="3.5152661670705" calcext:value-type="float">
            <text:p>3.52</text:p>
          </table:table-cell>
          <table:table-cell/>
          <table:table-cell table:formula="of:=[.H7]/[.F7]" office:value-type="float" office:value="4.01327448017038" calcext:value-type="float">
            <text:p>4.01</text:p>
          </table:table-cell>
          <table:table-cell table:number-columns-repeated="4"/>
          <table:table-cell table:formula="of:=[.M7]/[.K7]" office:value-type="float" office:value="3.39278485448837" calcext:value-type="float">
            <text:p>3.39</text:p>
          </table:table-cell>
          <table:table-cell/>
          <table:table-cell table:formula="of:=[.O7]/[.M7]" office:value-type="float" office:value="3.97804662614969" calcext:value-type="float">
            <text:p>3.98</text:p>
          </table:table-cell>
          <table:table-cell/>
          <table:table-cell table:formula="of:=[.Q7]/[.O7]" office:value-type="float" office:value="4.3322137799394" calcext:value-type="float">
            <text:p>4.33</text:p>
          </table:table-cell>
          <table:table-cell/>
        </table:table-row>
        <table:table-row table:style-name="ro1">
          <table:table-cell table:formula="of:=[.A8]" office:value-type="float" office:value="1024" calcext:value-type="float">
            <text:p>1024</text:p>
          </table:table-cell>
          <table:table-cell table:number-columns-repeated="2"/>
          <table:table-cell table:formula="of:=[.D8]/[.B8]" office:value-type="float" office:value="2.86882027881895" calcext:value-type="float">
            <text:p>2.87</text:p>
          </table:table-cell>
          <table:table-cell/>
          <table:table-cell table:formula="of:=[.F8]/[.D8]" office:value-type="float" office:value="2.92053397368863" calcext:value-type="float">
            <text:p>2.92</text:p>
          </table:table-cell>
          <table:table-cell/>
          <table:table-cell table:formula="of:=[.H8]/[.F8]" office:value-type="float" office:value="3.64412034879969" calcext:value-type="float">
            <text:p>3.64</text:p>
          </table:table-cell>
          <table:table-cell table:number-columns-repeated="4"/>
          <table:table-cell table:formula="of:=[.M8]/[.K8]" office:value-type="float" office:value="2.33639669646195" calcext:value-type="float">
            <text:p>2.34</text:p>
          </table:table-cell>
          <table:table-cell/>
          <table:table-cell table:formula="of:=[.O8]/[.M8]" office:value-type="float" office:value="3.22806711296146" calcext:value-type="float">
            <text:p>3.23</text:p>
          </table:table-cell>
          <table:table-cell/>
          <table:table-cell table:formula="of:=[.Q8]/[.O8]" office:value-type="float" office:value="3.75781940033239" calcext:value-type="float">
            <text:p>3.76</text:p>
          </table:table-cell>
          <table:table-cell/>
        </table:table-row>
      </table:table>
      <table:table table:name="num gvt" table:style-name="ta1">
        <office:forms form:automatic-focus="false" form:apply-design-mode="false"/>
        <table:table-column table:style-name="co38" table:default-cell-style-name="Default"/>
        <table:table-column table:style-name="co38" table:default-cell-style-name="ce4"/>
        <table:table-column table:style-name="co39" table:default-cell-style-name="ce6"/>
        <table:table-column table:style-name="co38" table:default-cell-style-name="ce4"/>
        <table:table-column table:style-name="co39" table:default-cell-style-name="ce6"/>
        <table:table-column table:style-name="co38" table:default-cell-style-name="ce4"/>
        <table:table-column table:style-name="co39" table:default-cell-style-name="ce6"/>
        <table:table-column table:style-name="co38" table:default-cell-style-name="ce4"/>
        <table:table-column table:style-name="co39" table:default-cell-style-name="ce6"/>
        <table:table-column table:style-name="co38" table:default-cell-style-name="ce7"/>
        <table:table-column table:style-name="co38" table:default-cell-style-name="ce4"/>
        <table:table-column table:style-name="co39" table:default-cell-style-name="ce4"/>
        <table:table-column table:style-name="co38" table:default-cell-style-name="ce4"/>
        <table:table-column table:style-name="co39" table:default-cell-style-name="ce4"/>
        <table:table-column table:style-name="co38" table:default-cell-style-name="ce4"/>
        <table:table-column table:style-name="co39" table:default-cell-style-name="ce4"/>
        <table:table-column table:style-name="co38" table:default-cell-style-name="ce4"/>
        <table:table-column table:style-name="co39" table:default-cell-style-name="ce4"/>
        <table:table-row table:style-name="ro1">
          <table:table-cell office:value-type="string" calcext:value-type="string">
            <text:p>cores</text:p>
          </table:table-cell>
          <table:table-cell table:style-name="ce2" office:value-type="string" calcext:value-type="string" table:number-columns-spanned="8" table:number-rows-spanned="1">
            <text:p>conservative</text:p>
          </table:table-cell>
          <table:covered-table-cell table:number-columns-repeated="3" table:style-name="ce5"/>
          <table:covered-table-cell table:number-columns-repeated="4" table:style-name="ce8"/>
          <table:table-cell table:style-name="Default"/>
          <table:table-cell table:style-name="ce2" office:value-type="string" calcext:value-type="string" table:number-columns-spanned="8" table:number-rows-spanned="1">
            <text:p>optimistic</text:p>
          </table:table-cell>
          <table:covered-table-cell table:number-columns-repeated="3" table:style-name="ce5"/>
          <table:covered-table-cell table:number-columns-repeated="4" table:style-name="ce8"/>
        </table:table-row>
        <table:table-row table:style-name="ro1">
          <table:table-cell/>
          <table:table-cell table:style-name="ce8" office:value-type="string" calcext:value-type="string">
            <text:p>1K</text:p>
          </table:table-cell>
          <table:table-cell table:style-name="ce8"/>
          <table:table-cell table:style-name="ce8" office:value-type="string" calcext:value-type="string">
            <text:p>2K</text:p>
          </table:table-cell>
          <table:table-cell table:style-name="ce8"/>
          <table:table-cell table:style-name="ce8" office:value-type="string" calcext:value-type="string">
            <text:p>4K</text:p>
          </table:table-cell>
          <table:table-cell table:style-name="ce8"/>
          <table:table-cell table:style-name="ce8" office:value-type="string" calcext:value-type="string">
            <text:p>8K</text:p>
          </table:table-cell>
          <table:table-cell table:style-name="ce8"/>
          <table:table-cell table:style-name="Default"/>
          <table:table-cell table:style-name="ce8" office:value-type="string" calcext:value-type="string">
            <text:p>1K</text:p>
          </table:table-cell>
          <table:table-cell table:style-name="ce8"/>
          <table:table-cell table:style-name="ce8" office:value-type="string" calcext:value-type="string">
            <text:p>2K</text:p>
          </table:table-cell>
          <table:table-cell table:style-name="ce8"/>
          <table:table-cell table:style-name="ce8" office:value-type="string" calcext:value-type="string">
            <text:p>4K</text:p>
          </table:table-cell>
          <table:table-cell table:style-name="ce8"/>
          <table:table-cell table:style-name="ce8" office:value-type="string" calcext:value-type="string">
            <text:p>8K</text:p>
          </table:table-cell>
          <table:table-cell table:style-name="ce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aggregated.Y2]" office:value-type="float" office:value="4077" calcext:value-type="float">
            <text:p>4077.00</text:p>
          </table:table-cell>
          <table:table-cell table:formula="of:=IF([.B3]&lt;[.K3]; &quot;x&quot;; &quot;&quot;)">
            <text:p/>
          </table:table-cell>
          <table:table-cell table:formula="of:=[$aggregated.Y14]" office:value-type="float" office:value="6299" calcext:value-type="float">
            <text:p>6299.00</text:p>
          </table:table-cell>
          <table:table-cell table:formula="of:=IF([.D3]&lt;[.M3]; &quot;x&quot;; &quot;&quot;)">
            <text:p/>
          </table:table-cell>
          <table:table-cell table:formula="of:=[$aggregated.Y26]" office:value-type="float" office:value="16737" calcext:value-type="float">
            <text:p>16737.00</text:p>
          </table:table-cell>
          <table:table-cell table:formula="of:=IF([.F3]&lt;[.O3]; &quot;x&quot;; &quot;&quot;)">
            <text:p/>
          </table:table-cell>
          <table:table-cell table:style-name="Default"/>
          <table:table-cell table:formula="of:=IF([.H3]&lt;[.Q3]; &quot;x&quot;; &quot;&quot;)">
            <text:p/>
          </table:table-cell>
          <table:table-cell/>
          <table:table-cell table:formula="of:=[$aggregated.Y8]" office:value-type="float" office:value="4001" calcext:value-type="float">
            <text:p>4001.00</text:p>
          </table:table-cell>
          <table:table-cell table:formula="of:=IF([.B3]&gt;[.K3]; &quot;x&quot;; &quot;&quot;)" office:value-type="string" office:string-value="x" calcext:value-type="string">
            <text:p>x</text:p>
          </table:table-cell>
          <table:table-cell table:formula="of:=[$aggregated.Y20]" office:value-type="float" office:value="4001" calcext:value-type="float">
            <text:p>4001.00</text:p>
          </table:table-cell>
          <table:table-cell table:formula="of:=IF([.D3]&gt;[.M3]; &quot;x&quot;; &quot;&quot;)" office:value-type="string" office:string-value="x" calcext:value-type="string">
            <text:p>x</text:p>
          </table:table-cell>
          <table:table-cell table:formula="of:=[$aggregated.Y32]" office:value-type="float" office:value="4001" calcext:value-type="float">
            <text:p>4001.00</text:p>
          </table:table-cell>
          <table:table-cell table:formula="of:=IF([.F3]&gt;[.O3]; &quot;x&quot;; &quot;&quot;)" office:value-type="string" office:string-value="x" calcext:value-type="string">
            <text:p>x</text:p>
          </table:table-cell>
          <table:table-cell table:style-name="Default"/>
          <table:table-cell table:formula="of:=IF([.H3]&gt;[.Q3]; &quot;x&quot;; 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aggregated.Y3]" office:value-type="float" office:value="4002" calcext:value-type="float">
            <text:p>4002.00</text:p>
          </table:table-cell>
          <table:table-cell table:formula="of:=IF([.B4]&lt;[.K4]; &quot;x&quot;; &quot;&quot;)">
            <text:p/>
          </table:table-cell>
          <table:table-cell table:formula="of:=[$aggregated.Y15]" office:value-type="float" office:value="4933" calcext:value-type="float">
            <text:p>4933.00</text:p>
          </table:table-cell>
          <table:table-cell table:formula="of:=IF([.D4]&lt;[.M4]; &quot;x&quot;; &quot;&quot;)">
            <text:p/>
          </table:table-cell>
          <table:table-cell table:formula="of:=[$aggregated.Y27]" office:value-type="float" office:value="9810" calcext:value-type="float">
            <text:p>9810.00</text:p>
          </table:table-cell>
          <table:table-cell table:formula="of:=IF([.F4]&lt;[.O4]; &quot;x&quot;; &quot;&quot;)">
            <text:p/>
          </table:table-cell>
          <table:table-cell table:formula="of:=[$aggregated.Y38]" office:value-type="float" office:value="31900" calcext:value-type="float">
            <text:p>31900.00</text:p>
          </table:table-cell>
          <table:table-cell table:formula="of:=IF([.H4]&lt;[.Q4]; &quot;x&quot;; &quot;&quot;)">
            <text:p/>
          </table:table-cell>
          <table:table-cell/>
          <table:table-cell table:formula="of:=[$aggregated.Y9]" office:value-type="float" office:value="4001" calcext:value-type="float">
            <text:p>4001.00</text:p>
          </table:table-cell>
          <table:table-cell table:formula="of:=IF([.B4]&gt;[.K4]; &quot;x&quot;; &quot;&quot;)" office:value-type="string" office:string-value="x" calcext:value-type="string">
            <text:p>x</text:p>
          </table:table-cell>
          <table:table-cell table:formula="of:=[$aggregated.Y21]" office:value-type="float" office:value="4001" calcext:value-type="float">
            <text:p>4001.00</text:p>
          </table:table-cell>
          <table:table-cell table:formula="of:=IF([.D4]&gt;[.M4]; &quot;x&quot;; &quot;&quot;)" office:value-type="string" office:string-value="x" calcext:value-type="string">
            <text:p>x</text:p>
          </table:table-cell>
          <table:table-cell table:formula="of:=[$aggregated.Y33]" office:value-type="float" office:value="4001" calcext:value-type="float">
            <text:p>4001.00</text:p>
          </table:table-cell>
          <table:table-cell table:formula="of:=IF([.F4]&gt;[.O4]; &quot;x&quot;; &quot;&quot;)" office:value-type="string" office:string-value="x" calcext:value-type="string">
            <text:p>x</text:p>
          </table:table-cell>
          <table:table-cell/>
          <table:table-cell table:formula="of:=IF([.H4]&gt;[.Q4]; &quot;x&quot;; 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aggregated.Y4]" office:value-type="float" office:value="4002" calcext:value-type="float">
            <text:p>4002.00</text:p>
          </table:table-cell>
          <table:table-cell table:formula="of:=IF([.B5]&lt;[.K5]; &quot;x&quot;; &quot;&quot;)">
            <text:p/>
          </table:table-cell>
          <table:table-cell table:formula="of:=[$aggregated.Y16]" office:value-type="float" office:value="4081" calcext:value-type="float">
            <text:p>4081.00</text:p>
          </table:table-cell>
          <table:table-cell table:formula="of:=IF([.D5]&lt;[.M5]; &quot;x&quot;; &quot;&quot;)">
            <text:p/>
          </table:table-cell>
          <table:table-cell table:formula="of:=[$aggregated.Y28]" office:value-type="float" office:value="6316" calcext:value-type="float">
            <text:p>6316.00</text:p>
          </table:table-cell>
          <table:table-cell table:formula="of:=IF([.F5]&lt;[.O5]; &quot;x&quot;; &quot;&quot;)">
            <text:p/>
          </table:table-cell>
          <table:table-cell table:formula="of:=[$aggregated.Y39]" office:value-type="float" office:value="16988" calcext:value-type="float">
            <text:p>16988.00</text:p>
          </table:table-cell>
          <table:table-cell table:formula="of:=IF([.H5]&lt;[.Q5]; &quot;x&quot;; &quot;&quot;)">
            <text:p/>
          </table:table-cell>
          <table:table-cell/>
          <table:table-cell table:formula="of:=[$aggregated.Y10]" office:value-type="float" office:value="4001" calcext:value-type="float">
            <text:p>4001.00</text:p>
          </table:table-cell>
          <table:table-cell table:formula="of:=IF([.B5]&gt;[.K5]; &quot;x&quot;; &quot;&quot;)" office:value-type="string" office:string-value="x" calcext:value-type="string">
            <text:p>x</text:p>
          </table:table-cell>
          <table:table-cell table:formula="of:=[$aggregated.Y22]" office:value-type="float" office:value="4001" calcext:value-type="float">
            <text:p>4001.00</text:p>
          </table:table-cell>
          <table:table-cell table:formula="of:=IF([.D5]&gt;[.M5]; &quot;x&quot;; &quot;&quot;)" office:value-type="string" office:string-value="x" calcext:value-type="string">
            <text:p>x</text:p>
          </table:table-cell>
          <table:table-cell table:formula="of:=[$aggregated.Y34]" office:value-type="float" office:value="4001" calcext:value-type="float">
            <text:p>4001.00</text:p>
          </table:table-cell>
          <table:table-cell table:formula="of:=IF([.F5]&gt;[.O5]; &quot;x&quot;; &quot;&quot;)" office:value-type="string" office:string-value="x" calcext:value-type="string">
            <text:p>x</text:p>
          </table:table-cell>
          <table:table-cell table:formula="of:=[$aggregated.Y43]" office:value-type="float" office:value="4001" calcext:value-type="float">
            <text:p>4001.00</text:p>
          </table:table-cell>
          <table:table-cell table:formula="of:=IF([.H5]&gt;[.Q5]; &quot;x&quot;; 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aggregated.Y5]" office:value-type="float" office:value="4002" calcext:value-type="float">
            <text:p>4002.00</text:p>
          </table:table-cell>
          <table:table-cell table:formula="of:=IF([.B6]&lt;[.K6]; &quot;x&quot;; &quot;&quot;)">
            <text:p/>
          </table:table-cell>
          <table:table-cell table:formula="of:=[$aggregated.Y17]" office:value-type="float" office:value="4002" calcext:value-type="float">
            <text:p>4002.00</text:p>
          </table:table-cell>
          <table:table-cell table:formula="of:=IF([.D6]&lt;[.M6]; &quot;x&quot;; &quot;&quot;)">
            <text:p/>
          </table:table-cell>
          <table:table-cell table:formula="of:=[$aggregated.Y29]" office:value-type="float" office:value="4898" calcext:value-type="float">
            <text:p>4898.00</text:p>
          </table:table-cell>
          <table:table-cell table:formula="of:=IF([.F6]&lt;[.O6]; &quot;x&quot;; &quot;&quot;)">
            <text:p/>
          </table:table-cell>
          <table:table-cell table:formula="of:=[$aggregated.Y40]" office:value-type="float" office:value="9829" calcext:value-type="float">
            <text:p>9829.00</text:p>
          </table:table-cell>
          <table:table-cell table:formula="of:=IF([.H6]&lt;[.Q6]; &quot;x&quot;; &quot;&quot;)">
            <text:p/>
          </table:table-cell>
          <table:table-cell/>
          <table:table-cell table:formula="of:=[$aggregated.Y11]" office:value-type="float" office:value="4001" calcext:value-type="float">
            <text:p>4001.00</text:p>
          </table:table-cell>
          <table:table-cell table:formula="of:=IF([.B6]&gt;[.K6]; &quot;x&quot;; &quot;&quot;)" office:value-type="string" office:string-value="x" calcext:value-type="string">
            <text:p>x</text:p>
          </table:table-cell>
          <table:table-cell table:formula="of:=[$aggregated.Y23]" office:value-type="float" office:value="4001" calcext:value-type="float">
            <text:p>4001.00</text:p>
          </table:table-cell>
          <table:table-cell table:formula="of:=IF([.D6]&gt;[.M6]; &quot;x&quot;; &quot;&quot;)" office:value-type="string" office:string-value="x" calcext:value-type="string">
            <text:p>x</text:p>
          </table:table-cell>
          <table:table-cell table:formula="of:=[$aggregated.Y35]" office:value-type="float" office:value="4001" calcext:value-type="float">
            <text:p>4001.00</text:p>
          </table:table-cell>
          <table:table-cell table:formula="of:=IF([.F6]&gt;[.O6]; &quot;x&quot;; &quot;&quot;)" office:value-type="string" office:string-value="x" calcext:value-type="string">
            <text:p>x</text:p>
          </table:table-cell>
          <table:table-cell table:formula="of:=[$aggregated.Y44]" office:value-type="float" office:value="4001" calcext:value-type="float">
            <text:p>4001.00</text:p>
          </table:table-cell>
          <table:table-cell table:formula="of:=IF([.H6]&gt;[.Q6]; &quot;x&quot;; 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$aggregated.Y6]" office:value-type="float" office:value="4002" calcext:value-type="float">
            <text:p>4002.00</text:p>
          </table:table-cell>
          <table:table-cell table:formula="of:=IF([.B7]&lt;[.K7]; &quot;x&quot;; &quot;&quot;)">
            <text:p/>
          </table:table-cell>
          <table:table-cell table:formula="of:=[$aggregated.Y18]" office:value-type="float" office:value="4002" calcext:value-type="float">
            <text:p>4002.00</text:p>
          </table:table-cell>
          <table:table-cell table:formula="of:=IF([.D7]&lt;[.M7]; &quot;x&quot;; &quot;&quot;)">
            <text:p/>
          </table:table-cell>
          <table:table-cell table:formula="of:=[$aggregated.Y30]" office:value-type="float" office:value="4084" calcext:value-type="float">
            <text:p>4084.00</text:p>
          </table:table-cell>
          <table:table-cell table:formula="of:=IF([.F7]&lt;[.O7]; &quot;x&quot;; &quot;&quot;)">
            <text:p/>
          </table:table-cell>
          <table:table-cell table:formula="of:=[$aggregated.Y41]" office:value-type="float" office:value="6351" calcext:value-type="float">
            <text:p>6351.00</text:p>
          </table:table-cell>
          <table:table-cell table:formula="of:=IF([.H7]&lt;[.Q7]; &quot;x&quot;; &quot;&quot;)">
            <text:p/>
          </table:table-cell>
          <table:table-cell/>
          <table:table-cell table:formula="of:=[$aggregated.Y12]" office:value-type="float" office:value="4001" calcext:value-type="float">
            <text:p>4001.00</text:p>
          </table:table-cell>
          <table:table-cell table:formula="of:=IF([.B7]&gt;[.K7]; &quot;x&quot;; &quot;&quot;)" office:value-type="string" office:string-value="x" calcext:value-type="string">
            <text:p>x</text:p>
          </table:table-cell>
          <table:table-cell table:formula="of:=[$aggregated.Y24]" office:value-type="float" office:value="4001" calcext:value-type="float">
            <text:p>4001.00</text:p>
          </table:table-cell>
          <table:table-cell table:formula="of:=IF([.D7]&gt;[.M7]; &quot;x&quot;; &quot;&quot;)" office:value-type="string" office:string-value="x" calcext:value-type="string">
            <text:p>x</text:p>
          </table:table-cell>
          <table:table-cell table:formula="of:=[$aggregated.Y36]" office:value-type="float" office:value="4001" calcext:value-type="float">
            <text:p>4001.00</text:p>
          </table:table-cell>
          <table:table-cell table:formula="of:=IF([.F7]&gt;[.O7]; &quot;x&quot;; &quot;&quot;)" office:value-type="string" office:string-value="x" calcext:value-type="string">
            <text:p>x</text:p>
          </table:table-cell>
          <table:table-cell table:formula="of:=[$aggregated.Y45]" office:value-type="float" office:value="4001" calcext:value-type="float">
            <text:p>4001.00</text:p>
          </table:table-cell>
          <table:table-cell table:formula="of:=IF([.H7]&gt;[.Q7]; &quot;x&quot;; 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aggregated.Y7]" office:value-type="float" office:value="4002" calcext:value-type="float">
            <text:p>4002.00</text:p>
          </table:table-cell>
          <table:table-cell table:formula="of:=IF([.B8]&lt;[.K8]; &quot;x&quot;; &quot;&quot;)">
            <text:p/>
          </table:table-cell>
          <table:table-cell table:formula="of:=[$aggregated.Y19]" office:value-type="float" office:value="4002" calcext:value-type="float">
            <text:p>4002.00</text:p>
          </table:table-cell>
          <table:table-cell table:formula="of:=IF([.D8]&lt;[.M8]; &quot;x&quot;; &quot;&quot;)">
            <text:p/>
          </table:table-cell>
          <table:table-cell table:formula="of:=[$aggregated.Y31]" office:value-type="float" office:value="4002" calcext:value-type="float">
            <text:p>4002.00</text:p>
          </table:table-cell>
          <table:table-cell table:formula="of:=IF([.F8]&lt;[.O8]; &quot;x&quot;; &quot;&quot;)">
            <text:p/>
          </table:table-cell>
          <table:table-cell table:formula="of:=[$aggregated.Y42]" office:value-type="float" office:value="4912" calcext:value-type="float">
            <text:p>4912.00</text:p>
          </table:table-cell>
          <table:table-cell table:formula="of:=IF([.H8]&lt;[.Q8]; &quot;x&quot;; &quot;&quot;)">
            <text:p/>
          </table:table-cell>
          <table:table-cell/>
          <table:table-cell table:formula="of:=[$aggregated.Y13]" office:value-type="float" office:value="4001" calcext:value-type="float">
            <text:p>4001.00</text:p>
          </table:table-cell>
          <table:table-cell table:formula="of:=IF([.B8]&gt;[.K8]; &quot;x&quot;; &quot;&quot;)" office:value-type="string" office:string-value="x" calcext:value-type="string">
            <text:p>x</text:p>
          </table:table-cell>
          <table:table-cell table:formula="of:=[$aggregated.Y25]" office:value-type="float" office:value="4001" calcext:value-type="float">
            <text:p>4001.00</text:p>
          </table:table-cell>
          <table:table-cell table:formula="of:=IF([.D8]&gt;[.M8]; &quot;x&quot;; &quot;&quot;)" office:value-type="string" office:string-value="x" calcext:value-type="string">
            <text:p>x</text:p>
          </table:table-cell>
          <table:table-cell table:formula="of:=[$aggregated.Y37]" office:value-type="float" office:value="4001" calcext:value-type="float">
            <text:p>4001.00</text:p>
          </table:table-cell>
          <table:table-cell table:formula="of:=IF([.F8]&gt;[.O8]; &quot;x&quot;; &quot;&quot;)" office:value-type="string" office:string-value="x" calcext:value-type="string">
            <text:p>x</text:p>
          </table:table-cell>
          <table:table-cell table:formula="of:=[$aggregated.Y46]" office:value-type="float" office:value="4001" calcext:value-type="float">
            <text:p>4001.00</text:p>
          </table:table-cell>
          <table:table-cell table:formula="of:=IF([.H8]&gt;[.Q8]; &quot;x&quot;; 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Default" office:value-type="string" calcext:value-type="string">
            <text:p>x indicates fastest between the two classes</text:p>
          </table:table-cell>
          <table:table-cell table:style-name="Default" table:number-columns-repeated="16"/>
        </table:table-row>
      </table:table>
      <table:table table:name="gvt time" table:style-name="ta1">
        <table:table-column table:style-name="co38" table:default-cell-style-name="Default"/>
        <table:table-column table:style-name="co38" table:default-cell-style-name="ce4"/>
        <table:table-column table:style-name="co39" table:default-cell-style-name="ce6"/>
        <table:table-column table:style-name="co38" table:default-cell-style-name="ce4"/>
        <table:table-column table:style-name="co39" table:default-cell-style-name="ce6"/>
        <table:table-column table:style-name="co38" table:default-cell-style-name="ce4"/>
        <table:table-column table:style-name="co39" table:default-cell-style-name="ce6"/>
        <table:table-column table:style-name="co38" table:default-cell-style-name="ce4"/>
        <table:table-column table:style-name="co39" table:default-cell-style-name="ce6"/>
        <table:table-column table:style-name="co38" table:default-cell-style-name="ce7"/>
        <table:table-column table:style-name="co38" table:default-cell-style-name="ce4"/>
        <table:table-column table:style-name="co39" table:default-cell-style-name="ce4"/>
        <table:table-column table:style-name="co38" table:default-cell-style-name="ce4"/>
        <table:table-column table:style-name="co39" table:default-cell-style-name="ce4"/>
        <table:table-column table:style-name="co38" table:default-cell-style-name="ce4"/>
        <table:table-column table:style-name="co39" table:default-cell-style-name="ce4"/>
        <table:table-column table:style-name="co38" table:default-cell-style-name="ce4"/>
        <table:table-column table:style-name="co39" table:default-cell-style-name="ce4"/>
        <table:table-row table:style-name="ro1">
          <table:table-cell office:value-type="string" calcext:value-type="string">
            <text:p>cores</text:p>
          </table:table-cell>
          <table:table-cell table:style-name="ce2" office:value-type="string" calcext:value-type="string" table:number-columns-spanned="8" table:number-rows-spanned="1">
            <text:p>conservative</text:p>
          </table:table-cell>
          <table:covered-table-cell table:number-columns-repeated="3" table:style-name="ce5"/>
          <table:covered-table-cell table:number-columns-repeated="4" table:style-name="ce8"/>
          <table:table-cell table:style-name="Default"/>
          <table:table-cell table:style-name="ce2" office:value-type="string" calcext:value-type="string" table:number-columns-spanned="8" table:number-rows-spanned="1">
            <text:p>optimistic</text:p>
          </table:table-cell>
          <table:covered-table-cell table:number-columns-repeated="3" table:style-name="ce5"/>
          <table:covered-table-cell table:number-columns-repeated="4" table:style-name="ce8"/>
        </table:table-row>
        <table:table-row table:style-name="ro1">
          <table:table-cell/>
          <table:table-cell table:style-name="ce8" office:value-type="string" calcext:value-type="string">
            <text:p>1K</text:p>
          </table:table-cell>
          <table:table-cell table:style-name="ce8"/>
          <table:table-cell table:style-name="ce8" office:value-type="string" calcext:value-type="string">
            <text:p>2K</text:p>
          </table:table-cell>
          <table:table-cell table:style-name="ce8"/>
          <table:table-cell table:style-name="ce8" office:value-type="string" calcext:value-type="string">
            <text:p>4K</text:p>
          </table:table-cell>
          <table:table-cell table:style-name="ce8"/>
          <table:table-cell table:style-name="ce8" office:value-type="string" calcext:value-type="string">
            <text:p>8K</text:p>
          </table:table-cell>
          <table:table-cell table:style-name="ce8"/>
          <table:table-cell table:style-name="Default"/>
          <table:table-cell table:style-name="ce8" office:value-type="string" calcext:value-type="string">
            <text:p>1K</text:p>
          </table:table-cell>
          <table:table-cell table:style-name="ce8"/>
          <table:table-cell table:style-name="ce8" office:value-type="string" calcext:value-type="string">
            <text:p>2K</text:p>
          </table:table-cell>
          <table:table-cell table:style-name="ce8"/>
          <table:table-cell table:style-name="ce8" office:value-type="string" calcext:value-type="string">
            <text:p>4K</text:p>
          </table:table-cell>
          <table:table-cell table:style-name="ce8"/>
          <table:table-cell table:style-name="ce8" office:value-type="string" calcext:value-type="string">
            <text:p>8K</text:p>
          </table:table-cell>
          <table:table-cell table:style-name="ce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aggregated.AX2]" office:value-type="float" office:value="42.3368" calcext:value-type="float">
            <text:p>42.34</text:p>
          </table:table-cell>
          <table:table-cell table:formula="of:=IF([.B3]&lt;[.K3]; &quot;x&quot;; &quot;&quot;)" office:value-type="string" office:string-value="x" calcext:value-type="string">
            <text:p>x</text:p>
          </table:table-cell>
          <table:table-cell table:formula="of:=[$aggregated.AX14]" office:value-type="float" office:value="117.2741" calcext:value-type="float">
            <text:p>117.27</text:p>
          </table:table-cell>
          <table:table-cell table:formula="of:=IF([.D3]&lt;[.M3]; &quot;x&quot;; &quot;&quot;)" office:value-type="string" office:string-value="x" calcext:value-type="string">
            <text:p>x</text:p>
          </table:table-cell>
          <table:table-cell table:formula="of:=[$aggregated.AX26]" office:value-type="float" office:value="339.5304" calcext:value-type="float">
            <text:p>339.53</text:p>
          </table:table-cell>
          <table:table-cell table:formula="of:=IF([.F3]&lt;[.O3]; &quot;x&quot;; &quot;&quot;)">
            <text:p/>
          </table:table-cell>
          <table:table-cell table:style-name="Default"/>
          <table:table-cell table:formula="of:=IF([.H3]&lt;[.Q3]; &quot;x&quot;; &quot;&quot;)">
            <text:p/>
          </table:table-cell>
          <table:table-cell/>
          <table:table-cell table:formula="of:=[$aggregated.AX8]" office:value-type="float" office:value="43.235" calcext:value-type="float">
            <text:p>43.24</text:p>
          </table:table-cell>
          <table:table-cell table:formula="of:=IF([.B3]&gt;[.K3]; &quot;x&quot;; &quot;&quot;)">
            <text:p/>
          </table:table-cell>
          <table:table-cell table:formula="of:=[$aggregated.AX20]" office:value-type="float" office:value="117.8431" calcext:value-type="float">
            <text:p>117.84</text:p>
          </table:table-cell>
          <table:table-cell table:formula="of:=IF([.D3]&gt;[.M3]; &quot;x&quot;; &quot;&quot;)">
            <text:p/>
          </table:table-cell>
          <table:table-cell table:formula="of:=[$aggregated.AX32]" office:value-type="float" office:value="337.313" calcext:value-type="float">
            <text:p>337.31</text:p>
          </table:table-cell>
          <table:table-cell table:formula="of:=IF([.F3]&gt;[.O3]; &quot;x&quot;; &quot;&quot;)" office:value-type="string" office:string-value="x" calcext:value-type="string">
            <text:p>x</text:p>
          </table:table-cell>
          <table:table-cell table:style-name="Default"/>
          <table:table-cell table:formula="of:=IF([.H3]&gt;[.Q3]; &quot;x&quot;; 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aggregated.AX3]" office:value-type="float" office:value="28.3438" calcext:value-type="float">
            <text:p>28.34</text:p>
          </table:table-cell>
          <table:table-cell table:formula="of:=IF([.B4]&lt;[.K4]; &quot;x&quot;; &quot;&quot;)" office:value-type="string" office:string-value="x" calcext:value-type="string">
            <text:p>x</text:p>
          </table:table-cell>
          <table:table-cell table:formula="of:=[$aggregated.AX15]" office:value-type="float" office:value="89.046" calcext:value-type="float">
            <text:p>89.05</text:p>
          </table:table-cell>
          <table:table-cell table:formula="of:=IF([.D4]&lt;[.M4]; &quot;x&quot;; &quot;&quot;)" office:value-type="string" office:string-value="x" calcext:value-type="string">
            <text:p>x</text:p>
          </table:table-cell>
          <table:table-cell table:formula="of:=[$aggregated.AX27]" office:value-type="float" office:value="208.1208" calcext:value-type="float">
            <text:p>208.12</text:p>
          </table:table-cell>
          <table:table-cell table:formula="of:=IF([.F4]&lt;[.O4]; &quot;x&quot;; &quot;&quot;)" office:value-type="string" office:string-value="x" calcext:value-type="string">
            <text:p>x</text:p>
          </table:table-cell>
          <table:table-cell table:formula="of:=[$aggregated.AX38]" office:value-type="float" office:value="715.9527" calcext:value-type="float">
            <text:p>715.95</text:p>
          </table:table-cell>
          <table:table-cell table:formula="of:=IF([.H4]&lt;[.Q4]; &quot;x&quot;; &quot;&quot;)">
            <text:p/>
          </table:table-cell>
          <table:table-cell/>
          <table:table-cell table:formula="of:=[$aggregated.AX9]" office:value-type="float" office:value="29.3011" calcext:value-type="float">
            <text:p>29.30</text:p>
          </table:table-cell>
          <table:table-cell table:formula="of:=IF([.B4]&gt;[.K4]; &quot;x&quot;; &quot;&quot;)">
            <text:p/>
          </table:table-cell>
          <table:table-cell table:formula="of:=[$aggregated.AX21]" office:value-type="float" office:value="91.022" calcext:value-type="float">
            <text:p>91.02</text:p>
          </table:table-cell>
          <table:table-cell table:formula="of:=IF([.D4]&gt;[.M4]; &quot;x&quot;; &quot;&quot;)">
            <text:p/>
          </table:table-cell>
          <table:table-cell table:formula="of:=[$aggregated.AX33]" office:value-type="float" office:value="217.1095" calcext:value-type="float">
            <text:p>217.11</text:p>
          </table:table-cell>
          <table:table-cell table:formula="of:=IF([.F4]&gt;[.O4]; &quot;x&quot;; &quot;&quot;)">
            <text:p/>
          </table:table-cell>
          <table:table-cell/>
          <table:table-cell table:formula="of:=IF([.H4]&gt;[.Q4]; &quot;x&quot;; 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aggregated.AX4]" office:value-type="float" office:value="18.9238" calcext:value-type="float">
            <text:p>18.92</text:p>
          </table:table-cell>
          <table:table-cell table:formula="of:=IF([.B5]&lt;[.K5]; &quot;x&quot;; &quot;&quot;)">
            <text:p/>
          </table:table-cell>
          <table:table-cell table:formula="of:=[$aggregated.AX16]" office:value-type="float" office:value="55.2067" calcext:value-type="float">
            <text:p>55.21</text:p>
          </table:table-cell>
          <table:table-cell table:formula="of:=IF([.D5]&lt;[.M5]; &quot;x&quot;; &quot;&quot;)" office:value-type="string" office:string-value="x" calcext:value-type="string">
            <text:p>x</text:p>
          </table:table-cell>
          <table:table-cell table:formula="of:=[$aggregated.AX28]" office:value-type="float" office:value="154.7751" calcext:value-type="float">
            <text:p>154.78</text:p>
          </table:table-cell>
          <table:table-cell table:formula="of:=IF([.F5]&lt;[.O5]; &quot;x&quot;; &quot;&quot;)" office:value-type="string" office:string-value="x" calcext:value-type="string">
            <text:p>x</text:p>
          </table:table-cell>
          <table:table-cell table:formula="of:=[$aggregated.AX39]" office:value-type="float" office:value="390.6878" calcext:value-type="float">
            <text:p>390.69</text:p>
          </table:table-cell>
          <table:table-cell table:formula="of:=IF([.H5]&lt;[.Q5]; &quot;x&quot;; &quot;&quot;)" office:value-type="string" office:string-value="x" calcext:value-type="string">
            <text:p>x</text:p>
          </table:table-cell>
          <table:table-cell/>
          <table:table-cell table:formula="of:=[$aggregated.AX10]" office:value-type="float" office:value="18.4521" calcext:value-type="float">
            <text:p>18.45</text:p>
          </table:table-cell>
          <table:table-cell table:formula="of:=IF([.B5]&gt;[.K5]; &quot;x&quot;; &quot;&quot;)" office:value-type="string" office:string-value="x" calcext:value-type="string">
            <text:p>x</text:p>
          </table:table-cell>
          <table:table-cell table:formula="of:=[$aggregated.AX22]" office:value-type="float" office:value="57.2894" calcext:value-type="float">
            <text:p>57.29</text:p>
          </table:table-cell>
          <table:table-cell table:formula="of:=IF([.D5]&gt;[.M5]; &quot;x&quot;; &quot;&quot;)">
            <text:p/>
          </table:table-cell>
          <table:table-cell table:formula="of:=[$aggregated.AX34]" office:value-type="float" office:value="162.3298" calcext:value-type="float">
            <text:p>162.33</text:p>
          </table:table-cell>
          <table:table-cell table:formula="of:=IF([.F5]&gt;[.O5]; &quot;x&quot;; &quot;&quot;)">
            <text:p/>
          </table:table-cell>
          <table:table-cell table:formula="of:=[$aggregated.AX43]" office:value-type="float" office:value="402.958" calcext:value-type="float">
            <text:p>402.96</text:p>
          </table:table-cell>
          <table:table-cell table:formula="of:=IF([.H5]&gt;[.Q5]; &quot;x&quot;; 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aggregated.AX5]" office:value-type="float" office:value="14.029" calcext:value-type="float">
            <text:p>14.03</text:p>
          </table:table-cell>
          <table:table-cell table:formula="of:=IF([.B6]&lt;[.K6]; &quot;x&quot;; &quot;&quot;)">
            <text:p/>
          </table:table-cell>
          <table:table-cell table:formula="of:=[$aggregated.AX17]" office:value-type="float" office:value="39.9332" calcext:value-type="float">
            <text:p>39.93</text:p>
          </table:table-cell>
          <table:table-cell table:formula="of:=IF([.D6]&lt;[.M6]; &quot;x&quot;; &quot;&quot;)">
            <text:p/>
          </table:table-cell>
          <table:table-cell table:formula="of:=[$aggregated.AX29]" office:value-type="float" office:value="108.5555" calcext:value-type="float">
            <text:p>108.56</text:p>
          </table:table-cell>
          <table:table-cell table:formula="of:=IF([.F6]&lt;[.O6]; &quot;x&quot;; &quot;&quot;)" office:value-type="string" office:string-value="x" calcext:value-type="string">
            <text:p>x</text:p>
          </table:table-cell>
          <table:table-cell table:formula="of:=[$aggregated.AX40]" office:value-type="float" office:value="296.6952" calcext:value-type="float">
            <text:p>296.70</text:p>
          </table:table-cell>
          <table:table-cell table:formula="of:=IF([.H6]&lt;[.Q6]; &quot;x&quot;; &quot;&quot;)" office:value-type="string" office:string-value="x" calcext:value-type="string">
            <text:p>x</text:p>
          </table:table-cell>
          <table:table-cell/>
          <table:table-cell table:formula="of:=[$aggregated.AX11]" office:value-type="float" office:value="12.6262" calcext:value-type="float">
            <text:p>12.63</text:p>
          </table:table-cell>
          <table:table-cell table:formula="of:=IF([.B6]&gt;[.K6]; &quot;x&quot;; &quot;&quot;)" office:value-type="string" office:string-value="x" calcext:value-type="string">
            <text:p>x</text:p>
          </table:table-cell>
          <table:table-cell table:formula="of:=[$aggregated.AX23]" office:value-type="float" office:value="38.3445" calcext:value-type="float">
            <text:p>38.34</text:p>
          </table:table-cell>
          <table:table-cell table:formula="of:=IF([.D6]&gt;[.M6]; &quot;x&quot;; &quot;&quot;)" office:value-type="string" office:string-value="x" calcext:value-type="string">
            <text:p>x</text:p>
          </table:table-cell>
          <table:table-cell table:formula="of:=[$aggregated.AX35]" office:value-type="float" office:value="114.0653" calcext:value-type="float">
            <text:p>114.07</text:p>
          </table:table-cell>
          <table:table-cell table:formula="of:=IF([.F6]&gt;[.O6]; &quot;x&quot;; &quot;&quot;)">
            <text:p/>
          </table:table-cell>
          <table:table-cell table:formula="of:=[$aggregated.AX44]" office:value-type="float" office:value="311.1618" calcext:value-type="float">
            <text:p>311.16</text:p>
          </table:table-cell>
          <table:table-cell table:formula="of:=IF([.H6]&gt;[.Q6]; &quot;x&quot;; 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$aggregated.AX6]" office:value-type="float" office:value="13.153" calcext:value-type="float">
            <text:p>13.15</text:p>
          </table:table-cell>
          <table:table-cell table:formula="of:=IF([.B7]&lt;[.K7]; &quot;x&quot;; &quot;&quot;)">
            <text:p/>
          </table:table-cell>
          <table:table-cell table:formula="of:=[$aggregated.AX18]" office:value-type="float" office:value="32.6265" calcext:value-type="float">
            <text:p>32.63</text:p>
          </table:table-cell>
          <table:table-cell table:formula="of:=IF([.D7]&lt;[.M7]; &quot;x&quot;; &quot;&quot;)">
            <text:p/>
          </table:table-cell>
          <table:table-cell table:formula="of:=[$aggregated.AX30]" office:value-type="float" office:value="81.6345" calcext:value-type="float">
            <text:p>81.63</text:p>
          </table:table-cell>
          <table:table-cell table:formula="of:=IF([.F7]&lt;[.O7]; &quot;x&quot;; &quot;&quot;)">
            <text:p/>
          </table:table-cell>
          <table:table-cell table:formula="of:=[$aggregated.AX41]" office:value-type="float" office:value="216.8907" calcext:value-type="float">
            <text:p>216.89</text:p>
          </table:table-cell>
          <table:table-cell table:formula="of:=IF([.H7]&lt;[.Q7]; &quot;x&quot;; &quot;&quot;)" office:value-type="string" office:string-value="x" calcext:value-type="string">
            <text:p>x</text:p>
          </table:table-cell>
          <table:table-cell/>
          <table:table-cell table:formula="of:=[$aggregated.AX12]" office:value-type="float" office:value="10.3449" calcext:value-type="float">
            <text:p>10.34</text:p>
          </table:table-cell>
          <table:table-cell table:formula="of:=IF([.B7]&gt;[.K7]; &quot;x&quot;; &quot;&quot;)" office:value-type="string" office:string-value="x" calcext:value-type="string">
            <text:p>x</text:p>
          </table:table-cell>
          <table:table-cell table:formula="of:=[$aggregated.AX24]" office:value-type="float" office:value="28.3752" calcext:value-type="float">
            <text:p>28.38</text:p>
          </table:table-cell>
          <table:table-cell table:formula="of:=IF([.D7]&gt;[.M7]; &quot;x&quot;; &quot;&quot;)" office:value-type="string" office:string-value="x" calcext:value-type="string">
            <text:p>x</text:p>
          </table:table-cell>
          <table:table-cell table:formula="of:=[$aggregated.AX36]" office:value-type="float" office:value="79.9168" calcext:value-type="float">
            <text:p>79.92</text:p>
          </table:table-cell>
          <table:table-cell table:formula="of:=IF([.F7]&gt;[.O7]; &quot;x&quot;; &quot;&quot;)" office:value-type="string" office:string-value="x" calcext:value-type="string">
            <text:p>x</text:p>
          </table:table-cell>
          <table:table-cell table:formula="of:=[$aggregated.AX45]" office:value-type="float" office:value="240.6606" calcext:value-type="float">
            <text:p>240.66</text:p>
          </table:table-cell>
          <table:table-cell table:formula="of:=IF([.H7]&gt;[.Q7]; &quot;x&quot;; &quot;&quot;)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aggregated.AX7]" office:value-type="float" office:value="10.2504" calcext:value-type="float">
            <text:p>10.25</text:p>
          </table:table-cell>
          <table:table-cell table:formula="of:=IF([.B8]&lt;[.K8]; &quot;x&quot;; &quot;&quot;)" office:value-type="string" office:string-value="x" calcext:value-type="string">
            <text:p>x</text:p>
          </table:table-cell>
          <table:table-cell table:formula="of:=[$aggregated.AX19]" office:value-type="float" office:value="26.8829" calcext:value-type="float">
            <text:p>26.88</text:p>
          </table:table-cell>
          <table:table-cell table:formula="of:=IF([.D8]&lt;[.M8]; &quot;x&quot;; &quot;&quot;)">
            <text:p/>
          </table:table-cell>
          <table:table-cell table:formula="of:=[$aggregated.AX31]" office:value-type="float" office:value="62.793" calcext:value-type="float">
            <text:p>62.79</text:p>
          </table:table-cell>
          <table:table-cell table:formula="of:=IF([.F8]&lt;[.O8]; &quot;x&quot;; &quot;&quot;)" office:value-type="string" office:string-value="x" calcext:value-type="string">
            <text:p>x</text:p>
          </table:table-cell>
          <table:table-cell table:formula="of:=[$aggregated.AX42]" office:value-type="float" office:value="173.1119" calcext:value-type="float">
            <text:p>173.11</text:p>
          </table:table-cell>
          <table:table-cell table:formula="of:=IF([.H8]&lt;[.Q8]; &quot;x&quot;; &quot;&quot;)">
            <text:p/>
          </table:table-cell>
          <table:table-cell/>
          <table:table-cell table:formula="of:=[$aggregated.AX13]" office:value-type="float" office:value="13.3866" calcext:value-type="float">
            <text:p>13.39</text:p>
          </table:table-cell>
          <table:table-cell table:formula="of:=IF([.B8]&gt;[.K8]; &quot;x&quot;; &quot;&quot;)">
            <text:p/>
          </table:table-cell>
          <table:table-cell table:formula="of:=[$aggregated.AX25]" office:value-type="float" office:value="26.2083" calcext:value-type="float">
            <text:p>26.21</text:p>
          </table:table-cell>
          <table:table-cell table:formula="of:=IF([.D8]&gt;[.M8]; &quot;x&quot;; &quot;&quot;)" office:value-type="string" office:string-value="x" calcext:value-type="string">
            <text:p>x</text:p>
          </table:table-cell>
          <table:table-cell table:formula="of:=[$aggregated.AX37]" office:value-type="float" office:value="65.3301" calcext:value-type="float">
            <text:p>65.33</text:p>
          </table:table-cell>
          <table:table-cell table:formula="of:=IF([.F8]&gt;[.O8]; &quot;x&quot;; &quot;&quot;)">
            <text:p/>
          </table:table-cell>
          <table:table-cell table:formula="of:=[$aggregated.AX46]" office:value-type="float" office:value="167.5106" calcext:value-type="float">
            <text:p>167.51</text:p>
          </table:table-cell>
          <table:table-cell table:formula="of:=IF([.H8]&gt;[.Q8]; &quot;x&quot;; &quot;&quot;)" office:value-type="string" office:string-value="x" calcext:value-type="string">
            <text:p>x</text:p>
          </table:table-cell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Default" office:value-type="string" calcext:value-type="string">
            <text:p>x indicates fastest between the two classes</text:p>
          </table:table-cell>
          <table:table-cell table:style-name="Default" table:number-columns-repeated="16"/>
        </table:table-row>
      </table:table>
      <table:named-expressions/>
      <table:database-ranges>
        <table:database-range table:name="__Anonymous_Sheet_DB__0" table:target-range-address="aggregated.A1:aggregated.BE4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6T10:24:06.588468482</dc:date>
    <dc:creator>Elkin Cruz</dc:creator>
    <meta:editing-duration>P2DT22H45M24S</meta:editing-duration>
    <meta:editing-cycles>8</meta:editing-cycles>
    <meta:generator>LibreOffice/7.4.2.3$Linux_X86_64 LibreOffice_project/40$Build-3</meta:generator>
    <meta:document-statistic meta:table-count="4" meta:cell-count="3036" meta:object-count="0"/>
  </office:meta>
</office:document-meta>
</file>